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4.135cm"/>
    </style:style>
    <style:style style:name="co8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4.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1007" table:default-cell-style-name="Default"/>
        <table:table-row table:style-name="ro1">
          <table:table-cell office:value-type="string">
            <text:p>base</text:p>
          </table:table-cell>
          <table:table-cell table:number-columns-repeated="1021"/>
          <table:table-cell/>
          <table:table-cell/>
        </table:table-row>
        <table:table-row table:style-name="ro1">
          <table:table-cell table:formula="of:=[.#REF!2]-1" office:value-type="float" office:value="0">
            <text:p>Err:522</text:p>
          </table:table-cell>
          <table:table-cell table:formula="of:=[.A2]-1" office:value-type="float" office:value="0">
            <text:p>Err:522</text:p>
          </table:table-cell>
          <table:table-cell table:formula="of:=[.B2]-1" office:value-type="float" office:value="0">
            <text:p>Err:522</text:p>
          </table:table-cell>
          <table:table-cell table:formula="of:=[.C2]-1" office:value-type="float" office:value="0">
            <text:p>Err:522</text:p>
          </table:table-cell>
          <table:table-cell table:formula="of:=[.D2]-1" office:value-type="float" office:value="0">
            <text:p>Err:522</text:p>
          </table:table-cell>
          <table:table-cell table:formula="of:=[.E2]-1" office:value-type="float" office:value="0">
            <text:p>Err:522</text:p>
          </table:table-cell>
          <table:table-cell table:formula="of:=[.F2]-1" office:value-type="float" office:value="0">
            <text:p>Err:522</text:p>
          </table:table-cell>
          <table:table-cell table:formula="of:=[.G2]-1" office:value-type="float" office:value="0">
            <text:p>Err:522</text:p>
          </table:table-cell>
          <table:table-cell table:formula="of:=[.H2]-1" office:value-type="float" office:value="0">
            <text:p>Err:522</text:p>
          </table:table-cell>
          <table:table-cell table:formula="of:=[.I2]-1" office:value-type="float" office:value="0">
            <text:p>Err:522</text:p>
          </table:table-cell>
          <table:table-cell table:formula="of:=[.J2]-1" office:value-type="float" office:value="0">
            <text:p>Err:522</text:p>
          </table:table-cell>
          <table:table-cell table:formula="of:=[.K2]-1" office:value-type="float" office:value="0">
            <text:p>Err:522</text:p>
          </table:table-cell>
          <table:table-cell table:formula="of:=[.L2]-1" office:value-type="float" office:value="0">
            <text:p>Err:522</text:p>
          </table:table-cell>
          <table:table-cell table:formula="of:=[.M2]-1" office:value-type="float" office:value="0">
            <text:p>Err:522</text:p>
          </table:table-cell>
          <table:table-cell table:formula="of:=[.N2]-1" office:value-type="float" office:value="0">
            <text:p>Err:522</text:p>
          </table:table-cell>
          <table:table-cell table:formula="of:=[.O2]-1" office:value-type="float" office:value="0">
            <text:p>Err:522</text:p>
          </table:table-cell>
          <table:table-cell table:formula="of:=[.P2]-1" office:value-type="float" office:value="0">
            <text:p>Err:522</text:p>
          </table:table-cell>
          <table:table-cell table:formula="of:=[.Q2]-1" office:value-type="float" office:value="0">
            <text:p>Err:522</text:p>
          </table:table-cell>
          <table:table-cell table:formula="of:=[.R2]-1" office:value-type="float" office:value="0">
            <text:p>Err:522</text:p>
          </table:table-cell>
          <table:table-cell table:formula="of:=[.S2]-1" office:value-type="float" office:value="0">
            <text:p>Err:522</text:p>
          </table:table-cell>
          <table:table-cell table:formula="of:=[.T2]-1" office:value-type="float" office:value="0">
            <text:p>Err:522</text:p>
          </table:table-cell>
          <table:table-cell table:formula="of:=[.U2]-1" office:value-type="float" office:value="0">
            <text:p>Err:522</text:p>
          </table:table-cell>
          <table:table-cell table:formula="of:=[.V2]-1" office:value-type="float" office:value="0">
            <text:p>Err:522</text:p>
          </table:table-cell>
          <table:table-cell table:formula="of:=[.W2]-1" office:value-type="float" office:value="0">
            <text:p>Err:522</text:p>
          </table:table-cell>
          <table:table-cell table:formula="of:=[.X2]-1" office:value-type="float" office:value="0">
            <text:p>Err:522</text:p>
          </table:table-cell>
          <table:table-cell table:formula="of:=[.Y2]-1" office:value-type="float" office:value="0">
            <text:p>Err:522</text:p>
          </table:table-cell>
          <table:table-cell table:formula="of:=[.Z2]-1" office:value-type="float" office:value="0">
            <text:p>Err:522</text:p>
          </table:table-cell>
          <table:table-cell table:formula="of:=[.AA2]-1" office:value-type="float" office:value="0">
            <text:p>Err:522</text:p>
          </table:table-cell>
          <table:table-cell table:formula="of:=[.AB2]-1" office:value-type="float" office:value="0">
            <text:p>Err:522</text:p>
          </table:table-cell>
          <table:table-cell table:formula="of:=[.AC2]-1" office:value-type="float" office:value="0">
            <text:p>Err:522</text:p>
          </table:table-cell>
          <table:table-cell table:formula="of:=[.AD2]-1" office:value-type="float" office:value="0">
            <text:p>Err:522</text:p>
          </table:table-cell>
          <table:table-cell table:formula="of:=[.AE2]-1" office:value-type="float" office:value="0">
            <text:p>Err:522</text:p>
          </table:table-cell>
          <table:table-cell table:formula="of:=[.AF2]-1" office:value-type="float" office:value="0">
            <text:p>Err:522</text:p>
          </table:table-cell>
          <table:table-cell table:formula="of:=[.AG2]-1" office:value-type="float" office:value="0">
            <text:p>Err:522</text:p>
          </table:table-cell>
          <table:table-cell table:formula="of:=[.AH2]-1" office:value-type="float" office:value="0">
            <text:p>Err:522</text:p>
          </table:table-cell>
          <table:table-cell table:formula="of:=[.AI2]-1" office:value-type="float" office:value="0">
            <text:p>Err:522</text:p>
          </table:table-cell>
          <table:table-cell table:formula="of:=[.AJ2]-1" office:value-type="float" office:value="0">
            <text:p>Err:522</text:p>
          </table:table-cell>
          <table:table-cell table:formula="of:=[.AK2]-1" office:value-type="float" office:value="0">
            <text:p>Err:522</text:p>
          </table:table-cell>
          <table:table-cell table:formula="of:=[.AL2]-1" office:value-type="float" office:value="0">
            <text:p>Err:522</text:p>
          </table:table-cell>
          <table:table-cell table:formula="of:=[.AM2]-1" office:value-type="float" office:value="0">
            <text:p>Err:522</text:p>
          </table:table-cell>
          <table:table-cell table:formula="of:=[.AN2]-1" office:value-type="float" office:value="0">
            <text:p>Err:522</text:p>
          </table:table-cell>
          <table:table-cell table:formula="of:=[.AO2]-1" office:value-type="float" office:value="0">
            <text:p>Err:522</text:p>
          </table:table-cell>
          <table:table-cell table:formula="of:=[.AP2]-1" office:value-type="float" office:value="0">
            <text:p>Err:522</text:p>
          </table:table-cell>
          <table:table-cell table:formula="of:=[.AQ2]-1" office:value-type="float" office:value="0">
            <text:p>Err:522</text:p>
          </table:table-cell>
          <table:table-cell table:formula="of:=[.AR2]-1" office:value-type="float" office:value="0">
            <text:p>Err:522</text:p>
          </table:table-cell>
          <table:table-cell table:formula="of:=[.AS2]-1" office:value-type="float" office:value="0">
            <text:p>Err:522</text:p>
          </table:table-cell>
          <table:table-cell table:formula="of:=[.AT2]-1" office:value-type="float" office:value="0">
            <text:p>Err:522</text:p>
          </table:table-cell>
          <table:table-cell table:formula="of:=[.AU2]-1" office:value-type="float" office:value="0">
            <text:p>Err:522</text:p>
          </table:table-cell>
          <table:table-cell table:formula="of:=[.AV2]-1" office:value-type="float" office:value="0">
            <text:p>Err:522</text:p>
          </table:table-cell>
          <table:table-cell table:formula="of:=[.AW2]-1" office:value-type="float" office:value="0">
            <text:p>Err:522</text:p>
          </table:table-cell>
          <table:table-cell table:formula="of:=[.AX2]-1" office:value-type="float" office:value="0">
            <text:p>Err:522</text:p>
          </table:table-cell>
          <table:table-cell table:formula="of:=[.AY2]-1" office:value-type="float" office:value="0">
            <text:p>Err:522</text:p>
          </table:table-cell>
          <table:table-cell table:formula="of:=[.AZ2]-1" office:value-type="float" office:value="0">
            <text:p>Err:522</text:p>
          </table:table-cell>
          <table:table-cell table:formula="of:=[.BA2]-1" office:value-type="float" office:value="0">
            <text:p>Err:522</text:p>
          </table:table-cell>
          <table:table-cell table:formula="of:=[.BB2]-1" office:value-type="float" office:value="0">
            <text:p>Err:522</text:p>
          </table:table-cell>
          <table:table-cell table:formula="of:=[.BC2]-1" office:value-type="float" office:value="0">
            <text:p>Err:522</text:p>
          </table:table-cell>
          <table:table-cell table:formula="of:=[.BD2]-1" office:value-type="float" office:value="0">
            <text:p>Err:522</text:p>
          </table:table-cell>
          <table:table-cell table:formula="of:=[.BE2]-1" office:value-type="float" office:value="0">
            <text:p>Err:522</text:p>
          </table:table-cell>
          <table:table-cell table:formula="of:=[.BF2]-1" office:value-type="float" office:value="0">
            <text:p>Err:522</text:p>
          </table:table-cell>
          <table:table-cell table:formula="of:=[.BG2]-1" office:value-type="float" office:value="0">
            <text:p>Err:522</text:p>
          </table:table-cell>
          <table:table-cell table:formula="of:=[.BH2]-1" office:value-type="float" office:value="0">
            <text:p>Err:522</text:p>
          </table:table-cell>
          <table:table-cell table:formula="of:=[.BI2]-1" office:value-type="float" office:value="0">
            <text:p>Err:522</text:p>
          </table:table-cell>
          <table:table-cell table:formula="of:=[.BJ2]-1" office:value-type="float" office:value="0">
            <text:p>Err:522</text:p>
          </table:table-cell>
          <table:table-cell table:formula="of:=[.BK2]-1" office:value-type="float" office:value="0">
            <text:p>Err:522</text:p>
          </table:table-cell>
          <table:table-cell table:formula="of:=[.BL2]-1" office:value-type="float" office:value="0">
            <text:p>Err:522</text:p>
          </table:table-cell>
          <table:table-cell table:formula="of:=[.BM2]-1" office:value-type="float" office:value="0">
            <text:p>Err:522</text:p>
          </table:table-cell>
          <table:table-cell table:formula="of:=[.BN2]-1" office:value-type="float" office:value="0">
            <text:p>Err:522</text:p>
          </table:table-cell>
          <table:table-cell table:formula="of:=[.BO2]-1" office:value-type="float" office:value="0">
            <text:p>Err:522</text:p>
          </table:table-cell>
          <table:table-cell table:formula="of:=[.BP2]-1" office:value-type="float" office:value="0">
            <text:p>Err:522</text:p>
          </table:table-cell>
          <table:table-cell table:formula="of:=[.BQ2]-1" office:value-type="float" office:value="0">
            <text:p>Err:522</text:p>
          </table:table-cell>
          <table:table-cell table:formula="of:=[.BR2]-1" office:value-type="float" office:value="0">
            <text:p>Err:522</text:p>
          </table:table-cell>
          <table:table-cell table:formula="of:=[.BS2]-1" office:value-type="float" office:value="0">
            <text:p>Err:522</text:p>
          </table:table-cell>
          <table:table-cell table:formula="of:=[.BT2]-1" office:value-type="float" office:value="0">
            <text:p>Err:522</text:p>
          </table:table-cell>
          <table:table-cell table:formula="of:=[.BU2]-1" office:value-type="float" office:value="0">
            <text:p>Err:522</text:p>
          </table:table-cell>
          <table:table-cell table:formula="of:=[.BV2]-1" office:value-type="float" office:value="0">
            <text:p>Err:522</text:p>
          </table:table-cell>
          <table:table-cell table:formula="of:=[.BW2]-1" office:value-type="float" office:value="0">
            <text:p>Err:522</text:p>
          </table:table-cell>
          <table:table-cell table:formula="of:=[.BX2]-1" office:value-type="float" office:value="0">
            <text:p>Err:522</text:p>
          </table:table-cell>
          <table:table-cell table:formula="of:=[.BY2]-1" office:value-type="float" office:value="0">
            <text:p>Err:522</text:p>
          </table:table-cell>
          <table:table-cell table:formula="of:=[.BZ2]-1" office:value-type="float" office:value="0">
            <text:p>Err:522</text:p>
          </table:table-cell>
          <table:table-cell table:formula="of:=[.CA2]-1" office:value-type="float" office:value="0">
            <text:p>Err:522</text:p>
          </table:table-cell>
          <table:table-cell table:formula="of:=[.CB2]-1" office:value-type="float" office:value="0">
            <text:p>Err:522</text:p>
          </table:table-cell>
          <table:table-cell table:formula="of:=[.CC2]-1" office:value-type="float" office:value="0">
            <text:p>Err:522</text:p>
          </table:table-cell>
          <table:table-cell table:formula="of:=[.CD2]-1" office:value-type="float" office:value="0">
            <text:p>Err:522</text:p>
          </table:table-cell>
          <table:table-cell table:formula="of:=[.CE2]-1" office:value-type="float" office:value="0">
            <text:p>Err:522</text:p>
          </table:table-cell>
          <table:table-cell table:formula="of:=[.CF2]-1" office:value-type="float" office:value="0">
            <text:p>Err:522</text:p>
          </table:table-cell>
          <table:table-cell table:formula="of:=[.CG2]-1" office:value-type="float" office:value="0">
            <text:p>Err:522</text:p>
          </table:table-cell>
          <table:table-cell table:formula="of:=[.CH2]-1" office:value-type="float" office:value="0">
            <text:p>Err:522</text:p>
          </table:table-cell>
          <table:table-cell table:formula="of:=[.CI2]-1" office:value-type="float" office:value="0">
            <text:p>Err:522</text:p>
          </table:table-cell>
          <table:table-cell table:formula="of:=[.CJ2]-1" office:value-type="float" office:value="0">
            <text:p>Err:522</text:p>
          </table:table-cell>
          <table:table-cell table:formula="of:=[.CK2]-1" office:value-type="float" office:value="0">
            <text:p>Err:522</text:p>
          </table:table-cell>
          <table:table-cell table:formula="of:=[.CL2]-1" office:value-type="float" office:value="0">
            <text:p>Err:522</text:p>
          </table:table-cell>
          <table:table-cell table:formula="of:=[.CM2]-1" office:value-type="float" office:value="0">
            <text:p>Err:522</text:p>
          </table:table-cell>
          <table:table-cell table:formula="of:=[.CN2]-1" office:value-type="float" office:value="0">
            <text:p>Err:522</text:p>
          </table:table-cell>
          <table:table-cell table:formula="of:=[.CO2]-1" office:value-type="float" office:value="0">
            <text:p>Err:522</text:p>
          </table:table-cell>
          <table:table-cell table:formula="of:=[.CP2]-1" office:value-type="float" office:value="0">
            <text:p>Err:522</text:p>
          </table:table-cell>
          <table:table-cell table:formula="of:=[.CQ2]-1" office:value-type="float" office:value="0">
            <text:p>Err:522</text:p>
          </table:table-cell>
          <table:table-cell table:formula="of:=[.CR2]-1" office:value-type="float" office:value="0">
            <text:p>Err:522</text:p>
          </table:table-cell>
          <table:table-cell table:formula="of:=[.CS2]-1" office:value-type="float" office:value="0">
            <text:p>Err:522</text:p>
          </table:table-cell>
          <table:table-cell table:formula="of:=[.CT2]-1" office:value-type="float" office:value="0">
            <text:p>Err:522</text:p>
          </table:table-cell>
          <table:table-cell table:formula="of:=[.CU2]-1" office:value-type="float" office:value="0">
            <text:p>Err:522</text:p>
          </table:table-cell>
          <table:table-cell table:number-columns-repeated="922"/>
          <table:table-cell/>
          <table:table-cell/>
        </table:table-row>
        <table:table-row table:style-name="ro1">
          <table:table-cell table:formula="of:=[.#REF!1]^[.#REF!2]-1" office:value-type="float" office:value="0">
            <text:p>#VALUE!</text:p>
          </table:table-cell>
          <table:table-cell table:number-columns-repeated="1023"/>
        </table:table-row>
        <table:table-row table:style-name="ro1">
          <table:table-cell table:formula="of:=10^18" office:value-type="float" office:value="1E+018">
            <text:p>1000000000000000000</text:p>
          </table:table-cell>
          <table:table-cell/>
          <table:table-cell table:formula="of:=LOG([.A4];4)" office:value-type="float" office:value="29.8973528539863">
            <text:p>29.897352854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60 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 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With 1 colum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col</text:p>
          </table:table-cell>
          <table:table-cell office:value-type="string">
            <text:p>dig1</text:p>
          </table:table-cell>
          <table:table-cell office:value-type="string">
            <text:p>dig2</text:p>
          </table:table-cell>
          <table:table-cell office:value-type="string">
            <text:p>max digi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formula="of:=60" office:value-type="float" office:value="60">
            <text:p>60</text:p>
          </table:table-cell>
          <table:table-cell table:formula="of:=36" office:value-type="float" office:value="36">
            <text:p>36</text:p>
          </table:table-cell>
          <table:table-cell table:formula="of:=36" office:value-type="float" office:value="36">
            <text:p>36</text:p>
          </table:table-cell>
          <table:table-cell table:formula="of:=70" office:value-type="float" office:value="70">
            <text:p>70</text:p>
          </table:table-cell>
          <table:table-cell table:number-columns-repeated="1013"/>
        </table:table-row>
        <table:table-row table:style-name="ro1">
          <table:table-cell table:number-columns-repeated="11"/>
          <table:table-cell table:formula="of:=[.H14]*[.I14]*[.J14]*[.K14]" office:value-type="float" office:value="5443200">
            <text:p>5443200</text:p>
          </table:table-cell>
          <table:table-cell table:number-columns-repeated="1012"/>
        </table:table-row>
        <table:table-row table:style-name="ro1">
          <table:table-cell office:value-type="string">
            <text:p>Sum 3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With 3 in 2<text:span text:style-name="T1">nd</text:span> column</text:p>
          </table:table-cell>
          <table:table-cell office:value-type="float" office:value="1">
            <text:p>1</text:p>
          </table:table-cell>
          <table:table-cell table:number-columns-repeated="12"/>
          <table:table-cell table:formula="of:=SUM([.O22:.O64])" office:value-type="float" office:value="1E+018">
            <text:p>1000000000000000000</text:p>
          </table:table-cell>
          <table:table-cell table:number-columns-repeated="1009"/>
        </table:table-row>
        <table:table-row table:style-name="ro1">
          <table:table-cell office:value-type="string">
            <text:p>With 2 attached to a single digit</text:p>
          </table:table-cell>
          <table:table-cell table:formula="of:=[.B13]*[.C13]+[.B12]*[.C12]+[.B11]*[.C11]" office:value-type="float" office:value="24">
            <text:p>24</text:p>
          </table:table-cell>
          <table:table-cell table:number-columns-repeated="1022"/>
        </table:table-row>
        <table:table-row table:style-name="ro1">
          <table:table-cell office:value-type="string">
            <text:p>With 20</text:p>
          </table:table-cell>
          <table:table-cell office:value-type="float" office:value="9">
            <text:p>9</text:p>
          </table:table-cell>
          <table:table-cell table:number-columns-repeated="12"/>
          <table:table-cell table:formula="of:=10^18" office:value-type="float" office:value="1E+018">
            <text:p>1000000000000000000</text:p>
          </table:table-cell>
          <table:table-cell table:number-columns-repeated="1005"/>
          <table:table-cell/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ingle digit max</text:p>
          </table:table-cell>
          <table:table-cell table:number-columns-repeated="1018"/>
        </table:table-row>
        <table:table-row table:style-name="ro1">
          <table:table-cell table:number-columns-repeated="4"/>
          <table:table-cell/>
          <table:table-cell table:number-columns-repeated="8"/>
          <table:table-cell office:value-type="float" office:value="50">
            <text:p>50</text:p>
          </table:table-cell>
          <table:table-cell table:formula="of:=[.N22]*70^[.E22]" office:value-type="float" office:value="50">
            <text:p>50</text:p>
          </table:table-cell>
          <table:table-cell table:formula="of:=ROUNDDOWN([.Q23]/70^[.E22])" office:value-type="float" office:value="50">
            <text:p>50</text:p>
          </table:table-cell>
          <table:table-cell table:formula="of:=[.Q23]-[.P22]*70^[.E22]" office:value-type="float" office:value="0">
            <text:p>0</text:p>
          </table:table-cell>
          <table:table-cell table:number-columns-repeated="1005"/>
          <table:table-cell/>
          <table:table-cell/>
        </table:table-row>
        <table:table-row table:style-name="ro1">
          <table:table-cell/>
          <table:table-cell office:value-type="string">
            <text:p>max co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5">
            <text:p>15</text:p>
          </table:table-cell>
          <table:table-cell table:formula="of:=[.N23]*70^[.E23]" office:value-type="float" office:value="1050">
            <text:p>1050</text:p>
          </table:table-cell>
          <table:table-cell table:formula="of:=ROUNDDOWN([.Q24]/70^[.E23])" office:value-type="float" office:value="15">
            <text:p>15</text:p>
          </table:table-cell>
          <table:table-cell table:formula="of:=[.Q24]-[.P23]*70^[.E23]" office:value-type="float" office:value="50">
            <text:p>50</text:p>
          </table:table-cell>
          <table:table-cell table:number-columns-repeated="1007"/>
        </table:table-row>
        <table:table-row table:style-name="ro1">
          <table:table-cell/>
          <table:table-cell table:formula="of:=LOG([.$A$4];[.E24])" office:value-type="float" office:value="59.7947057079725">
            <text:p>59.794705708</text:p>
          </table:table-cell>
          <table:table-cell table:formula="of:=ROUNDUP([.B24])" office:value-type="float" office:value="60">
            <text:p>60</text:p>
          </table:table-cell>
          <table:table-cell/>
          <table:table-cell office:value-type="float" office:value="2">
            <text:p>2</text:p>
          </table:table-cell>
          <table:table-cell table:formula="of:=SUM([.$E$23:.E23])" office:value-type="float" office:value="1">
            <text:p>1</text:p>
          </table:table-cell>
          <table:table-cell/>
          <table:table-cell table:formula="of:=ROUNDDOWN([.F24]/[.E24])" office:value-type="float" office:value="0">
            <text:p>0</text:p>
          </table:table-cell>
          <table:table-cell table:formula="of:=[.F24]-[.H24]*[.E24]" office:value-type="float" office:value="1">
            <text:p>1</text:p>
          </table:table-cell>
          <table:table-cell table:number-columns-repeated="2"/>
          <table:table-cell table:formula="of:=[.C24]*(1+[.H24])*[.E24]*[.E24]" office:value-type="float" office:value="240">
            <text:p>240</text:p>
          </table:table-cell>
          <table:table-cell/>
          <table:table-cell office:value-type="float" office:value="51">
            <text:p>51</text:p>
          </table:table-cell>
          <table:table-cell table:formula="of:=[.N24]*70^[.E24]" office:value-type="float" office:value="249900">
            <text:p>249900</text:p>
          </table:table-cell>
          <table:table-cell table:formula="of:=ROUNDDOWN([.Q25]/70^[.E24])" office:value-type="float" office:value="51">
            <text:p>51</text:p>
          </table:table-cell>
          <table:table-cell table:formula="of:=[.Q25]-[.P24]*70^[.E24]" office:value-type="float" office:value="1100">
            <text:p>11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5])" office:value-type="float" office:value="37.7262589372089">
            <text:p>37.7262589372</text:p>
          </table:table-cell>
          <table:table-cell table:formula="of:=ROUNDUP([.B25])" office:value-type="float" office:value="38">
            <text:p>38</text:p>
          </table:table-cell>
          <table:table-cell/>
          <table:table-cell office:value-type="float" office:value="3">
            <text:p>3</text:p>
          </table:table-cell>
          <table:table-cell table:formula="of:=SUM([.$E$23:.E24])" office:value-type="float" office:value="3">
            <text:p>3</text:p>
          </table:table-cell>
          <table:table-cell/>
          <table:table-cell table:formula="of:=ROUNDDOWN([.F25]/[.E25])" office:value-type="float" office:value="1">
            <text:p>1</text:p>
          </table:table-cell>
          <table:table-cell table:formula="of:=[.F25]-[.H25]*[.E25]" office:value-type="float" office:value="0">
            <text:p>0</text:p>
          </table:table-cell>
          <table:table-cell table:number-columns-repeated="2"/>
          <table:table-cell table:formula="of:=[.C25]*(1+[.H25])*[.E25]*[.E25]" office:value-type="float" office:value="684">
            <text:p>684</text:p>
          </table:table-cell>
          <table:table-cell/>
          <table:table-cell office:value-type="float" office:value="23">
            <text:p>23</text:p>
          </table:table-cell>
          <table:table-cell table:formula="of:=[.N25]*70^[.E25]" office:value-type="float" office:value="7889000">
            <text:p>7889000</text:p>
          </table:table-cell>
          <table:table-cell table:formula="of:=ROUNDDOWN([.Q26]/70^[.E25])" office:value-type="float" office:value="23">
            <text:p>23</text:p>
          </table:table-cell>
          <table:table-cell table:formula="of:=[.Q26]-[.P25]*70^[.E25]" office:value-type="float" office:value="251000">
            <text:p>251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6])" office:value-type="float" office:value="29.8973528539863">
            <text:p>29.897352854</text:p>
          </table:table-cell>
          <table:table-cell table:formula="of:=ROUNDUP([.B26])" office:value-type="float" office:value="30">
            <text:p>30</text:p>
          </table:table-cell>
          <table:table-cell/>
          <table:table-cell office:value-type="float" office:value="4">
            <text:p>4</text:p>
          </table:table-cell>
          <table:table-cell table:formula="of:=SUM([.$E$23:.E25])" office:value-type="float" office:value="6">
            <text:p>6</text:p>
          </table:table-cell>
          <table:table-cell/>
          <table:table-cell table:formula="of:=ROUNDDOWN([.F26]/[.E26])" office:value-type="float" office:value="1">
            <text:p>1</text:p>
          </table:table-cell>
          <table:table-cell table:formula="of:=[.F26]-[.H26]*[.E26]" office:value-type="float" office:value="2">
            <text:p>2</text:p>
          </table:table-cell>
          <table:table-cell table:number-columns-repeated="2"/>
          <table:table-cell table:formula="of:=[.C26]*(1+[.H26])*[.E26]*[.E26]" office:value-type="float" office:value="960">
            <text:p>960</text:p>
          </table:table-cell>
          <table:table-cell/>
          <table:table-cell office:value-type="float" office:value="46">
            <text:p>46</text:p>
          </table:table-cell>
          <table:table-cell table:formula="of:=[.N26]*70^[.E26]" office:value-type="float" office:value="1104460000">
            <text:p>1104460000</text:p>
          </table:table-cell>
          <table:table-cell table:formula="of:=ROUNDDOWN([.Q27]/70^[.E26])" office:value-type="float" office:value="46">
            <text:p>46</text:p>
          </table:table-cell>
          <table:table-cell table:formula="of:=[.Q27]-[.P26]*70^[.E26]" office:value-type="float" office:value="8140000">
            <text:p>814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7])" office:value-type="float" office:value="25.7521780453211">
            <text:p>25.7521780453</text:p>
          </table:table-cell>
          <table:table-cell table:formula="of:=ROUNDUP([.B27])" office:value-type="float" office:value="26">
            <text:p>26</text:p>
          </table:table-cell>
          <table:table-cell/>
          <table:table-cell office:value-type="float" office:value="5">
            <text:p>5</text:p>
          </table:table-cell>
          <table:table-cell table:formula="of:=SUM([.$E$23:.E26])" office:value-type="float" office:value="10">
            <text:p>10</text:p>
          </table:table-cell>
          <table:table-cell/>
          <table:table-cell table:formula="of:=ROUNDDOWN([.F27]/[.E27])" office:value-type="float" office:value="2">
            <text:p>2</text:p>
          </table:table-cell>
          <table:table-cell table:formula="of:=[.F27]-[.H27]*[.E27]" office:value-type="float" office:value="0">
            <text:p>0</text:p>
          </table:table-cell>
          <table:table-cell table:number-columns-repeated="2"/>
          <table:table-cell table:formula="of:=[.C27]*(1+[.H27])*[.E27]*[.E27]" office:value-type="float" office:value="1950">
            <text:p>1950</text:p>
          </table:table-cell>
          <table:table-cell/>
          <table:table-cell office:value-type="float" office:value="52">
            <text:p>52</text:p>
          </table:table-cell>
          <table:table-cell table:formula="of:=[.N27]*70^[.E27]" office:value-type="float" office:value="87396400000">
            <text:p>87396400000</text:p>
          </table:table-cell>
          <table:table-cell table:formula="of:=ROUNDDOWN([.Q28]/70^[.E27])" office:value-type="float" office:value="52">
            <text:p>52</text:p>
          </table:table-cell>
          <table:table-cell table:formula="of:=[.Q28]-[.P27]*70^[.E27]" office:value-type="float" office:value="1112600000">
            <text:p>11126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8])" office:value-type="float" office:value="23.1317497608924">
            <text:p>23.1317497609</text:p>
          </table:table-cell>
          <table:table-cell table:formula="of:=ROUNDUP([.B28])" office:value-type="float" office:value="24">
            <text:p>24</text:p>
          </table:table-cell>
          <table:table-cell/>
          <table:table-cell office:value-type="float" office:value="6">
            <text:p>6</text:p>
          </table:table-cell>
          <table:table-cell table:formula="of:=SUM([.$E$23:.E27])" office:value-type="float" office:value="15">
            <text:p>15</text:p>
          </table:table-cell>
          <table:table-cell/>
          <table:table-cell table:formula="of:=ROUNDDOWN([.F28]/[.E28])" office:value-type="float" office:value="2">
            <text:p>2</text:p>
          </table:table-cell>
          <table:table-cell table:formula="of:=[.F28]-[.H28]*[.E28]" office:value-type="float" office:value="3">
            <text:p>3</text:p>
          </table:table-cell>
          <table:table-cell table:number-columns-repeated="2"/>
          <table:table-cell table:formula="of:=[.C28]*(1+[.H28])*[.E28]*[.E28]" office:value-type="float" office:value="2592">
            <text:p>2592</text:p>
          </table:table-cell>
          <table:table-cell/>
          <table:table-cell office:value-type="float" office:value="39">
            <text:p>39</text:p>
          </table:table-cell>
          <table:table-cell table:formula="of:=[.N28]*70^[.E28]" office:value-type="float" office:value="4588311000000">
            <text:p>4588311000000</text:p>
          </table:table-cell>
          <table:table-cell table:formula="of:=ROUNDDOWN([.Q29]/70^[.E28])" office:value-type="float" office:value="39">
            <text:p>39</text:p>
          </table:table-cell>
          <table:table-cell table:formula="of:=[.Q29]-[.P28]*70^[.E28]" office:value-type="float" office:value="88509000000">
            <text:p>88509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29])" office:value-type="float" office:value="21.2993039241889">
            <text:p>21.2993039242</text:p>
          </table:table-cell>
          <table:table-cell table:formula="of:=ROUNDUP([.B29])" office:value-type="float" office:value="22">
            <text:p>22</text:p>
          </table:table-cell>
          <table:table-cell/>
          <table:table-cell office:value-type="float" office:value="7">
            <text:p>7</text:p>
          </table:table-cell>
          <table:table-cell table:formula="of:=SUM([.$E$23:.E28])" office:value-type="float" office:value="21">
            <text:p>21</text:p>
          </table:table-cell>
          <table:table-cell/>
          <table:table-cell table:formula="of:=ROUNDDOWN([.F29]/[.E29])" office:value-type="float" office:value="3">
            <text:p>3</text:p>
          </table:table-cell>
          <table:table-cell table:formula="of:=[.F29]-[.H29]*[.E29]" office:value-type="float" office:value="0">
            <text:p>0</text:p>
          </table:table-cell>
          <table:table-cell table:number-columns-repeated="2"/>
          <table:table-cell table:formula="of:=[.C29]*(1+[.H29])*[.E29]*[.E29]" office:value-type="float" office:value="4312">
            <text:p>4312</text:p>
          </table:table-cell>
          <table:table-cell/>
          <table:table-cell office:value-type="float" office:value="46">
            <text:p>46</text:p>
          </table:table-cell>
          <table:table-cell table:formula="of:=[.N29]*70^[.E29]" office:value-type="float" office:value="378829780000000">
            <text:p>378829780000000</text:p>
          </table:table-cell>
          <table:table-cell table:formula="of:=ROUNDDOWN([.Q30]/70^[.E29])" office:value-type="float" office:value="46">
            <text:p>46</text:p>
          </table:table-cell>
          <table:table-cell table:formula="of:=[.Q30]-[.P29]*70^[.E29]" office:value-type="float" office:value="4676820000000">
            <text:p>4676820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0])" office:value-type="float" office:value="19.9315685693242">
            <text:p>19.9315685693</text:p>
          </table:table-cell>
          <table:table-cell table:formula="of:=ROUNDUP([.B30])" office:value-type="float" office:value="20">
            <text:p>20</text:p>
          </table:table-cell>
          <table:table-cell/>
          <table:table-cell office:value-type="float" office:value="8">
            <text:p>8</text:p>
          </table:table-cell>
          <table:table-cell table:formula="of:=SUM([.$E$23:.E29])" office:value-type="float" office:value="28">
            <text:p>28</text:p>
          </table:table-cell>
          <table:table-cell/>
          <table:table-cell table:formula="of:=ROUNDDOWN([.F30]/[.E30])" office:value-type="float" office:value="3">
            <text:p>3</text:p>
          </table:table-cell>
          <table:table-cell table:formula="of:=[.F30]-[.H30]*[.E30]" office:value-type="float" office:value="4">
            <text:p>4</text:p>
          </table:table-cell>
          <table:table-cell table:number-columns-repeated="2"/>
          <table:table-cell table:formula="of:=[.C30]*(1+[.H30])*[.E30]*[.E30]" office:value-type="float" office:value="5120">
            <text:p>5120</text:p>
          </table:table-cell>
          <table:table-cell/>
          <table:table-cell office:value-type="float" office:value="54">
            <text:p>54</text:p>
          </table:table-cell>
          <table:table-cell table:formula="of:=[.N30]*70^[.E30]" office:value-type="float" office:value="3.11299254E+016">
            <text:p>31129925400000000</text:p>
          </table:table-cell>
          <table:table-cell table:formula="of:=ROUNDDOWN([.Q31]/70^[.E30])" office:value-type="float" office:value="54">
            <text:p>54</text:p>
          </table:table-cell>
          <table:table-cell table:formula="of:=[.Q31]-[.P30]*70^[.E30]" office:value-type="float" office:value="383506600000000">
            <text:p>383506600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1])" office:value-type="float" office:value="18.8631294686045">
            <text:p>18.8631294686</text:p>
          </table:table-cell>
          <table:table-cell table:formula="of:=ROUNDUP([.B31])"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table:formula="of:=SUM([.$E$23:.E30])" office:value-type="float" office:value="36">
            <text:p>36</text:p>
          </table:table-cell>
          <table:table-cell/>
          <table:table-cell table:formula="of:=ROUNDDOWN([.F31]/[.E31])" office:value-type="float" office:value="4">
            <text:p>4</text:p>
          </table:table-cell>
          <table:table-cell table:formula="of:=[.F31]-[.H31]*[.E31]" office:value-type="float" office:value="0">
            <text:p>0</text:p>
          </table:table-cell>
          <table:table-cell table:number-columns-repeated="2"/>
          <table:table-cell table:formula="of:=[.C31]*(1+[.H31])*[.E31]*[.E31]" office:value-type="float" office:value="7695">
            <text:p>7695</text:p>
          </table:table-cell>
          <table:table-cell/>
          <table:table-cell office:value-type="float" office:value="24">
            <text:p>24</text:p>
          </table:table-cell>
          <table:table-cell table:formula="of:=[.N31]*70^[.E31]" office:value-type="float" office:value="9.68486568E+017">
            <text:p>968486568000000000</text:p>
          </table:table-cell>
          <table:table-cell table:formula="of:=ROUNDDOWN([.Q32]/70^[.E31])" office:value-type="float" office:value="24">
            <text:p>24</text:p>
          </table:table-cell>
          <table:table-cell table:formula="of:=[.Q32]-[.P31]*70^[.E31]" office:value-type="float" office:value="3.1513432E+016">
            <text:p>31513432000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2])" office:value-type="float" office:value="18">
            <text:p>18</text:p>
          </table:table-cell>
          <table:table-cell table:formula="of:=ROUNDUP([.B32])"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 table:formula="of:=SUM([.$E$23:.E31])" office:value-type="float" office:value="45">
            <text:p>45</text:p>
          </table:table-cell>
          <table:table-cell/>
          <table:table-cell table:formula="of:=ROUNDDOWN([.F32]/[.E32])" office:value-type="float" office:value="4">
            <text:p>4</text:p>
          </table:table-cell>
          <table:table-cell table:formula="of:=[.F32]-[.H32]*[.E32]" office:value-type="float" office:value="5">
            <text:p>5</text:p>
          </table:table-cell>
          <table:table-cell table:number-columns-repeated="2"/>
          <table:table-cell table:formula="of:=[.C32]*(1+[.H32])*[.E32]*[.E32]" office:value-type="float" office:value="9000">
            <text:p>9000</text:p>
          </table:table-cell>
          <table:table-cell/>
          <table:table-cell/>
          <table:table-cell table:formula="of:=[.N32]*70^[.E32]" office:value-type="float" office:value="0">
            <text:p>0</text:p>
          </table:table-cell>
          <table:table-cell/>
          <table:table-cell table:formula="of:=10^18" office:value-type="float" office:value="1E+018">
            <text:p>1000000000000000000</text:p>
          </table:table-cell>
          <table:table-cell table:number-columns-repeated="1000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3])" office:value-type="float" office:value="17.2845462202043">
            <text:p>17.2845462202</text:p>
          </table:table-cell>
          <table:table-cell table:formula="of:=ROUNDUP([.B33])" office:value-type="float" office:value="18">
            <text:p>18</text:p>
          </table:table-cell>
          <table:table-cell/>
          <table:table-cell office:value-type="float" office:value="11">
            <text:p>11</text:p>
          </table:table-cell>
          <table:table-cell table:formula="of:=SUM([.$E$23:.E32])" office:value-type="float" office:value="55">
            <text:p>55</text:p>
          </table:table-cell>
          <table:table-cell/>
          <table:table-cell table:formula="of:=ROUNDDOWN([.F33]/[.E33])" office:value-type="float" office:value="5">
            <text:p>5</text:p>
          </table:table-cell>
          <table:table-cell table:formula="of:=[.F33]-[.H33]*[.E33]" office:value-type="float" office:value="0">
            <text:p>0</text:p>
          </table:table-cell>
          <table:table-cell table:number-columns-repeated="2"/>
          <table:table-cell table:formula="of:=[.C33]*(1+[.H33])*[.E33]*[.E33]" office:value-type="float" office:value="13068">
            <text:p>13068</text:p>
          </table:table-cell>
          <table:table-cell/>
          <table:table-cell/>
          <table:table-cell table:formula="of:=[.N33]*70^[.E33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4])" office:value-type="float" office:value="16.6793113445243">
            <text:p>16.6793113445</text:p>
          </table:table-cell>
          <table:table-cell table:formula="of:=ROUNDUP([.B34])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table:formula="of:=SUM([.$E$23:.E33])" office:value-type="float" office:value="66">
            <text:p>66</text:p>
          </table:table-cell>
          <table:table-cell/>
          <table:table-cell table:formula="of:=ROUNDDOWN([.F34]/[.E34])" office:value-type="float" office:value="5">
            <text:p>5</text:p>
          </table:table-cell>
          <table:table-cell table:formula="of:=[.F34]-[.H34]*[.E34]" office:value-type="float" office:value="6">
            <text:p>6</text:p>
          </table:table-cell>
          <table:table-cell table:number-columns-repeated="2"/>
          <table:table-cell table:formula="of:=[.C34]*(1+[.H34])*[.E34]*[.E34]" office:value-type="float" office:value="14688">
            <text:p>14688</text:p>
          </table:table-cell>
          <table:table-cell/>
          <table:table-cell office:value-type="float" office:value="0">
            <text:p>0</text:p>
          </table:table-cell>
          <table:table-cell table:formula="of:=[.N34]*70^[.E34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5])" office:value-type="float" office:value="16.1588109150472">
            <text:p>16.158810915</text:p>
          </table:table-cell>
          <table:table-cell table:formula="of:=ROUNDUP([.B35])" office:value-type="float" office:value="17">
            <text:p>17</text:p>
          </table:table-cell>
          <table:table-cell/>
          <table:table-cell office:value-type="float" office:value="13">
            <text:p>13</text:p>
          </table:table-cell>
          <table:table-cell table:formula="of:=SUM([.$E$23:.E34])" office:value-type="float" office:value="78">
            <text:p>78</text:p>
          </table:table-cell>
          <table:table-cell/>
          <table:table-cell table:formula="of:=ROUNDDOWN([.F35]/[.E35])" office:value-type="float" office:value="6">
            <text:p>6</text:p>
          </table:table-cell>
          <table:table-cell table:formula="of:=[.F35]-[.H35]*[.E35]" office:value-type="float" office:value="0">
            <text:p>0</text:p>
          </table:table-cell>
          <table:table-cell table:number-columns-repeated="2"/>
          <table:table-cell table:formula="of:=[.C35]*(1+[.H35])*[.E35]*[.E35]" office:value-type="float" office:value="20111">
            <text:p>20111</text:p>
          </table:table-cell>
          <table:table-cell/>
          <table:table-cell/>
          <table:table-cell table:formula="of:=[.N35]*70^[.E35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6])" office:value-type="float" office:value="15.7050516518848">
            <text:p>15.7050516519</text:p>
          </table:table-cell>
          <table:table-cell table:formula="of:=ROUNDUP([.B36])"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table:formula="of:=SUM([.$E$23:.E35])" office:value-type="float" office:value="91">
            <text:p>91</text:p>
          </table:table-cell>
          <table:table-cell/>
          <table:table-cell table:formula="of:=ROUNDDOWN([.F36]/[.E36])" office:value-type="float" office:value="6">
            <text:p>6</text:p>
          </table:table-cell>
          <table:table-cell table:formula="of:=[.F36]-[.H36]*[.E36]" office:value-type="float" office:value="7">
            <text:p>7</text:p>
          </table:table-cell>
          <table:table-cell table:number-columns-repeated="2"/>
          <table:table-cell table:formula="of:=[.C36]*(1+[.H36])*[.E36]*[.E36]" office:value-type="float" office:value="21952">
            <text:p>21952</text:p>
          </table:table-cell>
          <table:table-cell/>
          <table:table-cell/>
          <table:table-cell table:formula="of:=[.N36]*70^[.E36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3"/>
          <table:table-cell/>
          <table:table-cell/>
        </table:table-row>
        <table:table-row table:style-name="ro1">
          <table:table-cell/>
          <table:table-cell table:formula="of:=LOG([.$A$4];[.E37])" office:value-type="float" office:value="15.3049347670968">
            <text:p>15.3049347671</text:p>
          </table:table-cell>
          <table:table-cell table:formula="of:=ROUNDUP([.B37])"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table:formula="of:=SUM([.$E$23:.E36])" office:value-type="float" office:value="105">
            <text:p>105</text:p>
          </table:table-cell>
          <table:table-cell/>
          <table:table-cell table:formula="of:=ROUNDDOWN([.F37]/[.E37])" office:value-type="float" office:value="7">
            <text:p>7</text:p>
          </table:table-cell>
          <table:table-cell table:formula="of:=[.F37]-[.H37]*[.E37]" office:value-type="float" office:value="0">
            <text:p>0</text:p>
          </table:table-cell>
          <table:table-cell table:number-columns-repeated="2"/>
          <table:table-cell table:formula="of:=[.C37]*(1+[.H37])*[.E37]*[.E37]" office:value-type="float" office:value="28800">
            <text:p>28800</text:p>
          </table:table-cell>
          <table:table-cell/>
          <table:table-cell/>
          <table:table-cell table:formula="of:=[.N37]*70^[.E37]" office:value-type="float" office:value="0">
            <text:p>0</text:p>
          </table:table-cell>
          <table:table-cell table:number-columns-repeated="1002"/>
          <table:table-cell table:number-columns-repeated="2"/>
          <table:table-cell table:number-columns-repeated="5"/>
        </table:table-row>
        <table:table-row table:style-name="ro1">
          <table:table-cell/>
          <table:table-cell table:formula="of:=LOG([.$A$4];[.E38])" office:value-type="float" office:value="14.9486764269931">
            <text:p>14.948676427</text:p>
          </table:table-cell>
          <table:table-cell table:formula="of:=ROUNDUP([.B38])"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table:formula="of:=SUM([.$E$23:.E37])" office:value-type="float" office:value="120">
            <text:p>120</text:p>
          </table:table-cell>
          <table:table-cell/>
          <table:table-cell table:formula="of:=ROUNDDOWN([.F38]/[.E38])" office:value-type="float" office:value="7">
            <text:p>7</text:p>
          </table:table-cell>
          <table:table-cell table:formula="of:=[.F38]-[.H38]*[.E38]" office:value-type="float" office:value="8">
            <text:p>8</text:p>
          </table:table-cell>
          <table:table-cell table:number-columns-repeated="2"/>
          <table:table-cell table:formula="of:=[.C38]*(1+[.H38])*[.E38]*[.E38]" office:value-type="float" office:value="30720">
            <text:p>30720</text:p>
          </table:table-cell>
          <table:table-cell/>
          <table:table-cell/>
          <table:table-cell table:formula="of:=[.N38]*70^[.E38]" office:value-type="float" office:value="0">
            <text:p>0</text:p>
          </table:table-cell>
          <table:table-cell table:formula="of:=[.O20]-[.O94]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formula="of:=LOG([.$A$4];[.E39])" office:value-type="float" office:value="14.6288071672553">
            <text:p>14.6288071673</text:p>
          </table:table-cell>
          <table:table-cell table:formula="of:=ROUNDUP([.B39])" office:value-type="float" office:value="15">
            <text:p>15</text:p>
          </table:table-cell>
          <table:table-cell/>
          <table:table-cell table:formula="of:=[.E38]+1" office:value-type="float" office:value="17">
            <text:p>17</text:p>
          </table:table-cell>
          <table:table-cell table:formula="of:=SUM([.$E$23:.E38])" office:value-type="float" office:value="136">
            <text:p>136</text:p>
          </table:table-cell>
          <table:table-cell/>
          <table:table-cell table:formula="of:=ROUNDDOWN([.F39]/[.E39])" office:value-type="float" office:value="8">
            <text:p>8</text:p>
          </table:table-cell>
          <table:table-cell table:formula="of:=[.F39]-[.H39]*[.E39]" office:value-type="float" office:value="0">
            <text:p>0</text:p>
          </table:table-cell>
          <table:table-cell table:number-columns-repeated="2"/>
          <table:table-cell table:formula="of:=[.C39]*(1+[.H39])*[.E39]*[.E39]" office:value-type="float" office:value="39015">
            <text:p>39015</text:p>
          </table:table-cell>
          <table:table-cell/>
          <table:table-cell/>
          <table:table-cell table:formula="of:=[.N39]*70^[.E3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0])" office:value-type="float" office:value="14.3395158635444">
            <text:p>14.3395158635</text:p>
          </table:table-cell>
          <table:table-cell table:formula="of:=ROUNDUP([.B40])" office:value-type="float" office:value="15">
            <text:p>15</text:p>
          </table:table-cell>
          <table:table-cell/>
          <table:table-cell table:formula="of:=[.E39]+1" office:value-type="float" office:value="18">
            <text:p>18</text:p>
          </table:table-cell>
          <table:table-cell table:formula="of:=SUM([.$E$23:.E39])" office:value-type="float" office:value="153">
            <text:p>153</text:p>
          </table:table-cell>
          <table:table-cell/>
          <table:table-cell table:formula="of:=ROUNDDOWN([.F40]/[.E40])" office:value-type="float" office:value="8">
            <text:p>8</text:p>
          </table:table-cell>
          <table:table-cell table:formula="of:=[.F40]-[.H40]*[.E40]" office:value-type="float" office:value="9">
            <text:p>9</text:p>
          </table:table-cell>
          <table:table-cell table:number-columns-repeated="2"/>
          <table:table-cell table:formula="of:=[.C40]*(1+[.H40])*[.E40]*[.E40]" office:value-type="float" office:value="43740">
            <text:p>43740</text:p>
          </table:table-cell>
          <table:table-cell/>
          <table:table-cell/>
          <table:table-cell table:formula="of:=[.N40]*70^[.E4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1])" office:value-type="float" office:value="14.0762066957917">
            <text:p>14.0762066958</text:p>
          </table:table-cell>
          <table:table-cell table:formula="of:=ROUNDUP([.B41])" office:value-type="float" office:value="15">
            <text:p>15</text:p>
          </table:table-cell>
          <table:table-cell/>
          <table:table-cell table:formula="of:=[.E40]+1" office:value-type="float" office:value="19">
            <text:p>19</text:p>
          </table:table-cell>
          <table:table-cell table:formula="of:=SUM([.$E$23:.E40])" office:value-type="float" office:value="171">
            <text:p>171</text:p>
          </table:table-cell>
          <table:table-cell/>
          <table:table-cell table:formula="of:=ROUNDDOWN([.F41]/[.E41])" office:value-type="float" office:value="9">
            <text:p>9</text:p>
          </table:table-cell>
          <table:table-cell table:formula="of:=[.F41]-[.H41]*[.E41]" office:value-type="float" office:value="0">
            <text:p>0</text:p>
          </table:table-cell>
          <table:table-cell table:number-columns-repeated="2"/>
          <table:table-cell table:formula="of:=[.C41]*(1+[.H41])*[.E41]*[.E41]" office:value-type="float" office:value="54150">
            <text:p>54150</text:p>
          </table:table-cell>
          <table:table-cell/>
          <table:table-cell/>
          <table:table-cell table:formula="of:=[.N41]*70^[.E4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2])" office:value-type="float" office:value="13.8351921631243">
            <text:p>13.8351921631</text:p>
          </table:table-cell>
          <table:table-cell table:formula="of:=ROUNDUP([.B42])" office:value-type="float" office:value="14">
            <text:p>14</text:p>
          </table:table-cell>
          <table:table-cell/>
          <table:table-cell table:formula="of:=[.E41]+1" office:value-type="float" office:value="20">
            <text:p>20</text:p>
          </table:table-cell>
          <table:table-cell table:formula="of:=SUM([.$E$23:.E41])" office:value-type="float" office:value="190">
            <text:p>190</text:p>
          </table:table-cell>
          <table:table-cell/>
          <table:table-cell table:formula="of:=ROUNDDOWN([.F42]/[.E42])" office:value-type="float" office:value="9">
            <text:p>9</text:p>
          </table:table-cell>
          <table:table-cell table:formula="of:=[.F42]-[.H42]*[.E42]" office:value-type="float" office:value="10">
            <text:p>10</text:p>
          </table:table-cell>
          <table:table-cell table:number-columns-repeated="2"/>
          <table:table-cell table:formula="of:=[.C42]*(1+[.H42])*[.E42]*[.E42]" office:value-type="float" office:value="56000">
            <text:p>56000</text:p>
          </table:table-cell>
          <table:table-cell/>
          <table:table-cell/>
          <table:table-cell table:formula="of:=[.N42]*70^[.E4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3])" office:value-type="float" office:value="13.6134755192952">
            <text:p>13.6134755193</text:p>
          </table:table-cell>
          <table:table-cell table:formula="of:=ROUNDUP([.B43])" office:value-type="float" office:value="14">
            <text:p>14</text:p>
          </table:table-cell>
          <table:table-cell/>
          <table:table-cell table:formula="of:=[.E42]+1" office:value-type="float" office:value="21">
            <text:p>21</text:p>
          </table:table-cell>
          <table:table-cell table:formula="of:=SUM([.$E$23:.E42])" office:value-type="float" office:value="210">
            <text:p>210</text:p>
          </table:table-cell>
          <table:table-cell/>
          <table:table-cell table:formula="of:=ROUNDDOWN([.F43]/[.E43])" office:value-type="float" office:value="10">
            <text:p>10</text:p>
          </table:table-cell>
          <table:table-cell table:formula="of:=[.F43]-[.H43]*[.E43]" office:value-type="float" office:value="0">
            <text:p>0</text:p>
          </table:table-cell>
          <table:table-cell table:number-columns-repeated="2"/>
          <table:table-cell table:formula="of:=[.C43]*(1+[.H43])*[.E43]*[.E43]" office:value-type="float" office:value="67914">
            <text:p>67914</text:p>
          </table:table-cell>
          <table:table-cell/>
          <table:table-cell/>
          <table:table-cell table:formula="of:=[.N43]*70^[.E4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4])" office:value-type="float" office:value="13.4085934759202">
            <text:p>13.4085934759</text:p>
          </table:table-cell>
          <table:table-cell table:formula="of:=ROUNDUP([.B44])" office:value-type="float" office:value="14">
            <text:p>14</text:p>
          </table:table-cell>
          <table:table-cell/>
          <table:table-cell table:formula="of:=[.E43]+1" office:value-type="float" office:value="22">
            <text:p>22</text:p>
          </table:table-cell>
          <table:table-cell table:formula="of:=SUM([.$E$23:.E43])" office:value-type="float" office:value="231">
            <text:p>231</text:p>
          </table:table-cell>
          <table:table-cell/>
          <table:table-cell table:formula="of:=ROUNDDOWN([.F44]/[.E44])" office:value-type="float" office:value="10">
            <text:p>10</text:p>
          </table:table-cell>
          <table:table-cell table:formula="of:=[.F44]-[.H44]*[.E44]" office:value-type="float" office:value="11">
            <text:p>11</text:p>
          </table:table-cell>
          <table:table-cell table:number-columns-repeated="2"/>
          <table:table-cell table:formula="of:=[.C44]*(1+[.H44])*[.E44]*[.E44]" office:value-type="float" office:value="74536">
            <text:p>74536</text:p>
          </table:table-cell>
          <table:table-cell/>
          <table:table-cell office:value-type="float" office:value="0">
            <text:p>0</text:p>
          </table:table-cell>
          <table:table-cell table:formula="of:=[.N44]*70^[.E4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5])" office:value-type="float" office:value="13.218500440324">
            <text:p>13.2185004403</text:p>
          </table:table-cell>
          <table:table-cell table:formula="of:=ROUNDUP([.B45])" office:value-type="float" office:value="14">
            <text:p>14</text:p>
          </table:table-cell>
          <table:table-cell/>
          <table:table-cell table:formula="of:=[.E44]+1" office:value-type="float" office:value="23">
            <text:p>23</text:p>
          </table:table-cell>
          <table:table-cell table:formula="of:=SUM([.$E$23:.E44])" office:value-type="float" office:value="253">
            <text:p>253</text:p>
          </table:table-cell>
          <table:table-cell/>
          <table:table-cell table:formula="of:=ROUNDDOWN([.F45]/[.E45])" office:value-type="float" office:value="11">
            <text:p>11</text:p>
          </table:table-cell>
          <table:table-cell table:formula="of:=[.F45]-[.H45]*[.E45]" office:value-type="float" office:value="0">
            <text:p>0</text:p>
          </table:table-cell>
          <table:table-cell table:number-columns-repeated="2"/>
          <table:table-cell table:formula="of:=[.C45]*(1+[.H45])*[.E45]*[.E45]" office:value-type="float" office:value="88872">
            <text:p>88872</text:p>
          </table:table-cell>
          <table:table-cell/>
          <table:table-cell/>
          <table:table-cell table:formula="of:=[.N45]*70^[.E4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6])" office:value-type="float" office:value="13.0414819529206">
            <text:p>13.0414819529</text:p>
          </table:table-cell>
          <table:table-cell table:formula="of:=ROUNDUP([.B46])" office:value-type="float" office:value="14">
            <text:p>14</text:p>
          </table:table-cell>
          <table:table-cell/>
          <table:table-cell table:formula="of:=[.E45]+1" office:value-type="float" office:value="24">
            <text:p>24</text:p>
          </table:table-cell>
          <table:table-cell table:formula="of:=SUM([.$E$23:.E45])" office:value-type="float" office:value="276">
            <text:p>276</text:p>
          </table:table-cell>
          <table:table-cell/>
          <table:table-cell table:formula="of:=ROUNDDOWN([.F46]/[.E46])" office:value-type="float" office:value="11">
            <text:p>11</text:p>
          </table:table-cell>
          <table:table-cell table:formula="of:=[.F46]-[.H46]*[.E46]" office:value-type="float" office:value="12">
            <text:p>12</text:p>
          </table:table-cell>
          <table:table-cell table:number-columns-repeated="2"/>
          <table:table-cell table:formula="of:=[.C46]*(1+[.H46])*[.E46]*[.E46]" office:value-type="float" office:value="96768">
            <text:p>96768</text:p>
          </table:table-cell>
          <table:table-cell/>
          <table:table-cell/>
          <table:table-cell table:formula="of:=[.N46]*70^[.E4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7])" office:value-type="float" office:value="12.8760890226605">
            <text:p>12.8760890227</text:p>
          </table:table-cell>
          <table:table-cell table:formula="of:=ROUNDUP([.B47])" office:value-type="float" office:value="13">
            <text:p>13</text:p>
          </table:table-cell>
          <table:table-cell/>
          <table:table-cell table:formula="of:=[.E46]+1" office:value-type="float" office:value="25">
            <text:p>25</text:p>
          </table:table-cell>
          <table:table-cell table:formula="of:=SUM([.$E$23:.E46])" office:value-type="float" office:value="300">
            <text:p>300</text:p>
          </table:table-cell>
          <table:table-cell/>
          <table:table-cell table:formula="of:=ROUNDDOWN([.F47]/[.E47])" office:value-type="float" office:value="12">
            <text:p>12</text:p>
          </table:table-cell>
          <table:table-cell table:formula="of:=[.F47]-[.H47]*[.E47]" office:value-type="float" office:value="0">
            <text:p>0</text:p>
          </table:table-cell>
          <table:table-cell table:number-columns-repeated="2"/>
          <table:table-cell table:formula="of:=[.C47]*(1+[.H47])*[.E47]*[.E47]" office:value-type="float" office:value="105625">
            <text:p>105625</text:p>
          </table:table-cell>
          <table:table-cell/>
          <table:table-cell/>
          <table:table-cell table:formula="of:=[.N47]*70^[.E4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8])" office:value-type="float" office:value="12.7210876627559">
            <text:p>12.7210876628</text:p>
          </table:table-cell>
          <table:table-cell table:formula="of:=ROUNDUP([.B48])" office:value-type="float" office:value="13">
            <text:p>13</text:p>
          </table:table-cell>
          <table:table-cell/>
          <table:table-cell table:formula="of:=[.E47]+1" office:value-type="float" office:value="26">
            <text:p>26</text:p>
          </table:table-cell>
          <table:table-cell table:formula="of:=SUM([.$E$23:.E47])" office:value-type="float" office:value="325">
            <text:p>325</text:p>
          </table:table-cell>
          <table:table-cell/>
          <table:table-cell table:formula="of:=ROUNDDOWN([.F48]/[.E48])" office:value-type="float" office:value="12">
            <text:p>12</text:p>
          </table:table-cell>
          <table:table-cell table:formula="of:=[.F48]-[.H48]*[.E48]" office:value-type="float" office:value="13">
            <text:p>13</text:p>
          </table:table-cell>
          <table:table-cell table:number-columns-repeated="2"/>
          <table:table-cell table:formula="of:=[.C48]*(1+[.H48])*[.E48]*[.E48]" office:value-type="float" office:value="114244">
            <text:p>114244</text:p>
          </table:table-cell>
          <table:table-cell/>
          <table:table-cell/>
          <table:table-cell table:formula="of:=[.N48]*70^[.E4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49])" office:value-type="float" office:value="12.5754196457363">
            <text:p>12.5754196457</text:p>
          </table:table-cell>
          <table:table-cell table:formula="of:=ROUNDUP([.B49])" office:value-type="float" office:value="13">
            <text:p>13</text:p>
          </table:table-cell>
          <table:table-cell/>
          <table:table-cell table:formula="of:=[.E48]+1" office:value-type="float" office:value="27">
            <text:p>27</text:p>
          </table:table-cell>
          <table:table-cell table:formula="of:=SUM([.$E$23:.E48])" office:value-type="float" office:value="351">
            <text:p>351</text:p>
          </table:table-cell>
          <table:table-cell/>
          <table:table-cell table:formula="of:=ROUNDDOWN([.F49]/[.E49])" office:value-type="float" office:value="13">
            <text:p>13</text:p>
          </table:table-cell>
          <table:table-cell table:formula="of:=[.F49]-[.H49]*[.E49]" office:value-type="float" office:value="0">
            <text:p>0</text:p>
          </table:table-cell>
          <table:table-cell table:number-columns-repeated="2"/>
          <table:table-cell table:formula="of:=[.C49]*(1+[.H49])*[.E49]*[.E49]" office:value-type="float" office:value="132678">
            <text:p>132678</text:p>
          </table:table-cell>
          <table:table-cell/>
          <table:table-cell/>
          <table:table-cell table:formula="of:=[.N49]*70^[.E4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0])" office:value-type="float" office:value="12.4381716510292">
            <text:p>12.438171651</text:p>
          </table:table-cell>
          <table:table-cell table:formula="of:=ROUNDUP([.B50])" office:value-type="float" office:value="13">
            <text:p>13</text:p>
          </table:table-cell>
          <table:table-cell/>
          <table:table-cell table:formula="of:=[.E49]+1" office:value-type="float" office:value="28">
            <text:p>28</text:p>
          </table:table-cell>
          <table:table-cell table:formula="of:=SUM([.$E$23:.E49])" office:value-type="float" office:value="378">
            <text:p>378</text:p>
          </table:table-cell>
          <table:table-cell/>
          <table:table-cell table:formula="of:=ROUNDDOWN([.F50]/[.E50])" office:value-type="float" office:value="13">
            <text:p>13</text:p>
          </table:table-cell>
          <table:table-cell table:formula="of:=[.F50]-[.H50]*[.E50]" office:value-type="float" office:value="14">
            <text:p>14</text:p>
          </table:table-cell>
          <table:table-cell table:number-columns-repeated="2"/>
          <table:table-cell table:formula="of:=[.C50]*(1+[.H50])*[.E50]*[.E50]" office:value-type="float" office:value="142688">
            <text:p>142688</text:p>
          </table:table-cell>
          <table:table-cell/>
          <table:table-cell/>
          <table:table-cell table:formula="of:=[.N50]*70^[.E5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1])" office:value-type="float" office:value="12.30855076789">
            <text:p>12.3085507679</text:p>
          </table:table-cell>
          <table:table-cell table:formula="of:=ROUNDUP([.B51])" office:value-type="float" office:value="13">
            <text:p>13</text:p>
          </table:table-cell>
          <table:table-cell/>
          <table:table-cell table:formula="of:=[.E50]+1" office:value-type="float" office:value="29">
            <text:p>29</text:p>
          </table:table-cell>
          <table:table-cell table:formula="of:=SUM([.$E$23:.E50])" office:value-type="float" office:value="406">
            <text:p>406</text:p>
          </table:table-cell>
          <table:table-cell/>
          <table:table-cell table:formula="of:=ROUNDDOWN([.F51]/[.E51])" office:value-type="float" office:value="14">
            <text:p>14</text:p>
          </table:table-cell>
          <table:table-cell table:formula="of:=[.F51]-[.H51]*[.E51]" office:value-type="float" office:value="0">
            <text:p>0</text:p>
          </table:table-cell>
          <table:table-cell table:number-columns-repeated="2"/>
          <table:table-cell table:formula="of:=[.C51]*(1+[.H51])*[.E51]*[.E51]" office:value-type="float" office:value="163995">
            <text:p>163995</text:p>
          </table:table-cell>
          <table:table-cell/>
          <table:table-cell/>
          <table:table-cell table:formula="of:=[.N51]*70^[.E5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2])" office:value-type="float" office:value="12.1858648655192">
            <text:p>12.1858648655</text:p>
          </table:table-cell>
          <table:table-cell table:formula="of:=ROUNDUP([.B52])" office:value-type="float" office:value="13">
            <text:p>13</text:p>
          </table:table-cell>
          <table:table-cell/>
          <table:table-cell table:formula="of:=[.E51]+1" office:value-type="float" office:value="30">
            <text:p>30</text:p>
          </table:table-cell>
          <table:table-cell table:formula="of:=SUM([.$E$23:.E51])" office:value-type="float" office:value="435">
            <text:p>435</text:p>
          </table:table-cell>
          <table:table-cell/>
          <table:table-cell table:formula="of:=ROUNDDOWN([.F52]/[.E52])" office:value-type="float" office:value="14">
            <text:p>14</text:p>
          </table:table-cell>
          <table:table-cell table:formula="of:=[.F52]-[.H52]*[.E52]" office:value-type="float" office:value="15">
            <text:p>15</text:p>
          </table:table-cell>
          <table:table-cell table:number-columns-repeated="2"/>
          <table:table-cell table:formula="of:=[.C52]*(1+[.H52])*[.E52]*[.E52]" office:value-type="float" office:value="175500">
            <text:p>175500</text:p>
          </table:table-cell>
          <table:table-cell/>
          <table:table-cell/>
          <table:table-cell table:formula="of:=[.N52]*70^[.E5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3])" office:value-type="float" office:value="12.0695067295997">
            <text:p>12.0695067296</text:p>
          </table:table-cell>
          <table:table-cell table:formula="of:=ROUNDUP([.B53])" office:value-type="float" office:value="13">
            <text:p>13</text:p>
          </table:table-cell>
          <table:table-cell/>
          <table:table-cell table:formula="of:=[.E52]+1" office:value-type="float" office:value="31">
            <text:p>31</text:p>
          </table:table-cell>
          <table:table-cell table:formula="of:=SUM([.$E$23:.E52])" office:value-type="float" office:value="465">
            <text:p>465</text:p>
          </table:table-cell>
          <table:table-cell/>
          <table:table-cell table:formula="of:=ROUNDDOWN([.F53]/[.E53])" office:value-type="float" office:value="15">
            <text:p>15</text:p>
          </table:table-cell>
          <table:table-cell table:formula="of:=[.F53]-[.H53]*[.E53]" office:value-type="float" office:value="0">
            <text:p>0</text:p>
          </table:table-cell>
          <table:table-cell table:number-columns-repeated="2"/>
          <table:table-cell table:formula="of:=[.C53]*(1+[.H53])*[.E53]*[.E53]" office:value-type="float" office:value="199888">
            <text:p>199888</text:p>
          </table:table-cell>
          <table:table-cell/>
          <table:table-cell/>
          <table:table-cell table:formula="of:=[.N53]*70^[.E5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4])" office:value-type="float" office:value="11.9589411415945">
            <text:p>11.9589411416</text:p>
          </table:table-cell>
          <table:table-cell table:formula="of:=ROUNDUP([.B54])" office:value-type="float" office:value="12">
            <text:p>12</text:p>
          </table:table-cell>
          <table:table-cell/>
          <table:table-cell table:formula="of:=[.E53]+1" office:value-type="float" office:value="32">
            <text:p>32</text:p>
          </table:table-cell>
          <table:table-cell table:formula="of:=SUM([.$E$23:.E53])" office:value-type="float" office:value="496">
            <text:p>496</text:p>
          </table:table-cell>
          <table:table-cell/>
          <table:table-cell table:formula="of:=ROUNDDOWN([.F54]/[.E54])" office:value-type="float" office:value="15">
            <text:p>15</text:p>
          </table:table-cell>
          <table:table-cell table:formula="of:=[.F54]-[.H54]*[.E54]" office:value-type="float" office:value="16">
            <text:p>16</text:p>
          </table:table-cell>
          <table:table-cell table:number-columns-repeated="2"/>
          <table:table-cell table:formula="of:=[.C54]*(1+[.H54])*[.E54]*[.E54]" office:value-type="float" office:value="196608">
            <text:p>196608</text:p>
          </table:table-cell>
          <table:table-cell/>
          <table:table-cell/>
          <table:table-cell table:formula="of:=[.N54]*70^[.E5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5])" office:value-type="float" office:value="11.8536942778724">
            <text:p>11.8536942779</text:p>
          </table:table-cell>
          <table:table-cell table:formula="of:=ROUNDUP([.B55])" office:value-type="float" office:value="12">
            <text:p>12</text:p>
          </table:table-cell>
          <table:table-cell/>
          <table:table-cell table:formula="of:=[.E54]+1" office:value-type="float" office:value="33">
            <text:p>33</text:p>
          </table:table-cell>
          <table:table-cell table:formula="of:=SUM([.$E$23:.E54])" office:value-type="float" office:value="528">
            <text:p>528</text:p>
          </table:table-cell>
          <table:table-cell/>
          <table:table-cell table:formula="of:=ROUNDDOWN([.F55]/[.E55])" office:value-type="float" office:value="16">
            <text:p>16</text:p>
          </table:table-cell>
          <table:table-cell table:formula="of:=[.F55]-[.H55]*[.E55]" office:value-type="float" office:value="0">
            <text:p>0</text:p>
          </table:table-cell>
          <table:table-cell table:number-columns-repeated="2"/>
          <table:table-cell table:formula="of:=[.C55]*(1+[.H55])*[.E55]*[.E55]" office:value-type="float" office:value="222156">
            <text:p>222156</text:p>
          </table:table-cell>
          <table:table-cell/>
          <table:table-cell/>
          <table:table-cell table:formula="of:=[.N55]*70^[.E5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6])" office:value-type="float" office:value="11.7533449528404">
            <text:p>11.7533449528</text:p>
          </table:table-cell>
          <table:table-cell table:formula="of:=ROUNDUP([.B56])" office:value-type="float" office:value="12">
            <text:p>12</text:p>
          </table:table-cell>
          <table:table-cell/>
          <table:table-cell table:formula="of:=[.E55]+1" office:value-type="float" office:value="34">
            <text:p>34</text:p>
          </table:table-cell>
          <table:table-cell table:formula="of:=SUM([.$E$23:.E55])" office:value-type="float" office:value="561">
            <text:p>561</text:p>
          </table:table-cell>
          <table:table-cell/>
          <table:table-cell table:formula="of:=ROUNDDOWN([.F56]/[.E56])" office:value-type="float" office:value="16">
            <text:p>16</text:p>
          </table:table-cell>
          <table:table-cell table:formula="of:=[.F56]-[.H56]*[.E56]" office:value-type="float" office:value="17">
            <text:p>17</text:p>
          </table:table-cell>
          <table:table-cell table:number-columns-repeated="2"/>
          <table:table-cell table:formula="of:=[.C56]*(1+[.H56])*[.E56]*[.E56]" office:value-type="float" office:value="235824">
            <text:p>235824</text:p>
          </table:table-cell>
          <table:table-cell/>
          <table:table-cell/>
          <table:table-cell table:formula="of:=[.N56]*70^[.E5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7])" office:value-type="float" office:value="11.6575173392531">
            <text:p>11.6575173393</text:p>
          </table:table-cell>
          <table:table-cell table:formula="of:=ROUNDUP([.B57])" office:value-type="float" office:value="12">
            <text:p>12</text:p>
          </table:table-cell>
          <table:table-cell/>
          <table:table-cell table:formula="of:=[.E56]+1" office:value-type="float" office:value="35">
            <text:p>35</text:p>
          </table:table-cell>
          <table:table-cell table:formula="of:=SUM([.$E$23:.E56])" office:value-type="float" office:value="595">
            <text:p>595</text:p>
          </table:table-cell>
          <table:table-cell/>
          <table:table-cell table:formula="of:=ROUNDDOWN([.F57]/[.E57])" office:value-type="float" office:value="17">
            <text:p>17</text:p>
          </table:table-cell>
          <table:table-cell table:formula="of:=[.F57]-[.H57]*[.E57]" office:value-type="float" office:value="0">
            <text:p>0</text:p>
          </table:table-cell>
          <table:table-cell table:number-columns-repeated="2"/>
          <table:table-cell table:formula="of:=[.C57]*(1+[.H57])*[.E57]*[.E57]" office:value-type="float" office:value="264600">
            <text:p>264600</text:p>
          </table:table-cell>
          <table:table-cell/>
          <table:table-cell/>
          <table:table-cell table:formula="of:=[.N57]*70^[.E5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8])" office:value-type="float" office:value="11.5658748804462">
            <text:p>11.5658748804</text:p>
          </table:table-cell>
          <table:table-cell table:formula="of:=ROUNDUP([.B58])" office:value-type="float" office:value="12">
            <text:p>12</text:p>
          </table:table-cell>
          <table:table-cell/>
          <table:table-cell table:formula="of:=[.E57]+1" office:value-type="float" office:value="36">
            <text:p>36</text:p>
          </table:table-cell>
          <table:table-cell table:formula="of:=SUM([.$E$23:.E57])" office:value-type="float" office:value="630">
            <text:p>630</text:p>
          </table:table-cell>
          <table:table-cell/>
          <table:table-cell table:formula="of:=ROUNDDOWN([.F58]/[.E58])" office:value-type="float" office:value="17">
            <text:p>17</text:p>
          </table:table-cell>
          <table:table-cell table:formula="of:=[.F58]-[.H58]*[.E58]" office:value-type="float" office:value="18">
            <text:p>18</text:p>
          </table:table-cell>
          <table:table-cell table:number-columns-repeated="2"/>
          <table:table-cell table:formula="of:=[.C58]*(1+[.H58])*[.E58]*[.E58]" office:value-type="float" office:value="279936">
            <text:p>279936</text:p>
          </table:table-cell>
          <table:table-cell/>
          <table:table-cell/>
          <table:table-cell table:formula="of:=[.N58]*70^[.E5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59])" office:value-type="float" office:value="11.4781151708714">
            <text:p>11.4781151709</text:p>
          </table:table-cell>
          <table:table-cell table:formula="of:=ROUNDUP([.B59])" office:value-type="float" office:value="12">
            <text:p>12</text:p>
          </table:table-cell>
          <table:table-cell/>
          <table:table-cell table:formula="of:=[.E58]+1" office:value-type="float" office:value="37">
            <text:p>37</text:p>
          </table:table-cell>
          <table:table-cell table:formula="of:=SUM([.$E$23:.E58])" office:value-type="float" office:value="666">
            <text:p>666</text:p>
          </table:table-cell>
          <table:table-cell/>
          <table:table-cell table:formula="of:=ROUNDDOWN([.F59]/[.E59])" office:value-type="float" office:value="18">
            <text:p>18</text:p>
          </table:table-cell>
          <table:table-cell table:formula="of:=[.F59]-[.H59]*[.E59]" office:value-type="float" office:value="0">
            <text:p>0</text:p>
          </table:table-cell>
          <table:table-cell table:number-columns-repeated="2"/>
          <table:table-cell table:formula="of:=[.C59]*(1+[.H59])*[.E59]*[.E59]" office:value-type="float" office:value="312132">
            <text:p>312132</text:p>
          </table:table-cell>
          <table:table-cell/>
          <table:table-cell/>
          <table:table-cell table:formula="of:=[.N59]*70^[.E5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0])" office:value-type="float" office:value="11.3939656282974">
            <text:p>11.3939656283</text:p>
          </table:table-cell>
          <table:table-cell table:formula="of:=ROUNDUP([.B60])" office:value-type="float" office:value="12">
            <text:p>12</text:p>
          </table:table-cell>
          <table:table-cell/>
          <table:table-cell table:formula="of:=[.E59]+1" office:value-type="float" office:value="38">
            <text:p>38</text:p>
          </table:table-cell>
          <table:table-cell table:formula="of:=SUM([.$E$23:.E59])" office:value-type="float" office:value="703">
            <text:p>703</text:p>
          </table:table-cell>
          <table:table-cell/>
          <table:table-cell table:formula="of:=ROUNDDOWN([.F60]/[.E60])" office:value-type="float" office:value="18">
            <text:p>18</text:p>
          </table:table-cell>
          <table:table-cell table:formula="of:=[.F60]-[.H60]*[.E60]" office:value-type="float" office:value="19">
            <text:p>19</text:p>
          </table:table-cell>
          <table:table-cell table:number-columns-repeated="2"/>
          <table:table-cell table:formula="of:=[.C60]*(1+[.H60])*[.E60]*[.E60]" office:value-type="float" office:value="329232">
            <text:p>329232</text:p>
          </table:table-cell>
          <table:table-cell/>
          <table:table-cell/>
          <table:table-cell table:formula="of:=[.N60]*70^[.E6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1])" office:value-type="float" office:value="11.3131798171538">
            <text:p>11.3131798172</text:p>
          </table:table-cell>
          <table:table-cell table:formula="of:=ROUNDUP([.B61])" office:value-type="float" office:value="12">
            <text:p>12</text:p>
          </table:table-cell>
          <table:table-cell/>
          <table:table-cell table:formula="of:=[.E60]+1" office:value-type="float" office:value="39">
            <text:p>39</text:p>
          </table:table-cell>
          <table:table-cell table:formula="of:=SUM([.$E$23:.E60])" office:value-type="float" office:value="741">
            <text:p>741</text:p>
          </table:table-cell>
          <table:table-cell/>
          <table:table-cell table:formula="of:=ROUNDDOWN([.F61]/[.E61])" office:value-type="float" office:value="19">
            <text:p>19</text:p>
          </table:table-cell>
          <table:table-cell table:formula="of:=[.F61]-[.H61]*[.E61]" office:value-type="float" office:value="0">
            <text:p>0</text:p>
          </table:table-cell>
          <table:table-cell table:number-columns-repeated="2"/>
          <table:table-cell table:formula="of:=[.C61]*(1+[.H61])*[.E61]*[.E61]" office:value-type="float" office:value="365040">
            <text:p>365040</text:p>
          </table:table-cell>
          <table:table-cell/>
          <table:table-cell/>
          <table:table-cell table:formula="of:=[.N61]*70^[.E6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2])" office:value-type="float" office:value="11.2355343104721">
            <text:p>11.2355343105</text:p>
          </table:table-cell>
          <table:table-cell table:formula="of:=ROUNDUP([.B62])" office:value-type="float" office:value="12">
            <text:p>12</text:p>
          </table:table-cell>
          <table:table-cell/>
          <table:table-cell table:formula="of:=[.E61]+1" office:value-type="float" office:value="40">
            <text:p>40</text:p>
          </table:table-cell>
          <table:table-cell table:formula="of:=SUM([.$E$23:.E61])" office:value-type="float" office:value="780">
            <text:p>780</text:p>
          </table:table-cell>
          <table:table-cell/>
          <table:table-cell table:formula="of:=ROUNDDOWN([.F62]/[.E62])" office:value-type="float" office:value="19">
            <text:p>19</text:p>
          </table:table-cell>
          <table:table-cell table:formula="of:=[.F62]-[.H62]*[.E62]" office:value-type="float" office:value="20">
            <text:p>20</text:p>
          </table:table-cell>
          <table:table-cell table:number-columns-repeated="2"/>
          <table:table-cell table:formula="of:=[.C62]*(1+[.H62])*[.E62]*[.E62]" office:value-type="float" office:value="384000">
            <text:p>384000</text:p>
          </table:table-cell>
          <table:table-cell/>
          <table:table-cell/>
          <table:table-cell table:formula="of:=[.N62]*70^[.E6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3])" office:value-type="float" office:value="11.1608259997161">
            <text:p>11.1608259997</text:p>
          </table:table-cell>
          <table:table-cell table:formula="of:=ROUNDUP([.B63])" office:value-type="float" office:value="12">
            <text:p>12</text:p>
          </table:table-cell>
          <table:table-cell/>
          <table:table-cell table:formula="of:=[.E62]+1" office:value-type="float" office:value="41">
            <text:p>41</text:p>
          </table:table-cell>
          <table:table-cell table:formula="of:=SUM([.$E$23:.E62])" office:value-type="float" office:value="820">
            <text:p>820</text:p>
          </table:table-cell>
          <table:table-cell/>
          <table:table-cell table:formula="of:=ROUNDDOWN([.F63]/[.E63])" office:value-type="float" office:value="20">
            <text:p>20</text:p>
          </table:table-cell>
          <table:table-cell table:formula="of:=[.F63]-[.H63]*[.E63]" office:value-type="float" office:value="0">
            <text:p>0</text:p>
          </table:table-cell>
          <table:table-cell table:number-columns-repeated="2"/>
          <table:table-cell table:formula="of:=[.C63]*(1+[.H63])*[.E63]*[.E63]" office:value-type="float" office:value="423612">
            <text:p>423612</text:p>
          </table:table-cell>
          <table:table-cell/>
          <table:table-cell/>
          <table:table-cell table:formula="of:=[.N63]*70^[.E6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4])" office:value-type="float" office:value="11.0888697789529">
            <text:p>11.088869779</text:p>
          </table:table-cell>
          <table:table-cell table:formula="of:=ROUNDUP([.B64])" office:value-type="float" office:value="12">
            <text:p>12</text:p>
          </table:table-cell>
          <table:table-cell/>
          <table:table-cell table:formula="of:=[.E63]+1" office:value-type="float" office:value="42">
            <text:p>42</text:p>
          </table:table-cell>
          <table:table-cell table:formula="of:=SUM([.$E$23:.E63])" office:value-type="float" office:value="861">
            <text:p>861</text:p>
          </table:table-cell>
          <table:table-cell/>
          <table:table-cell table:formula="of:=ROUNDDOWN([.F64]/[.E64])" office:value-type="float" office:value="20">
            <text:p>20</text:p>
          </table:table-cell>
          <table:table-cell table:formula="of:=[.F64]-[.H64]*[.E64]" office:value-type="float" office:value="21">
            <text:p>21</text:p>
          </table:table-cell>
          <table:table-cell table:number-columns-repeated="2"/>
          <table:table-cell table:formula="of:=[.C64]*(1+[.H64])*[.E64]*[.E64]" office:value-type="float" office:value="444528">
            <text:p>444528</text:p>
          </table:table-cell>
          <table:table-cell/>
          <table:table-cell/>
          <table:table-cell table:formula="of:=[.N64]*70^[.E6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5])" office:value-type="float" office:value="11.0194965433925">
            <text:p>11.0194965434</text:p>
          </table:table-cell>
          <table:table-cell table:formula="of:=ROUNDUP([.B65])" office:value-type="float" office:value="12">
            <text:p>12</text:p>
          </table:table-cell>
          <table:table-cell/>
          <table:table-cell table:formula="of:=[.E64]+1" office:value-type="float" office:value="43">
            <text:p>43</text:p>
          </table:table-cell>
          <table:table-cell table:formula="of:=SUM([.$E$23:.E64])" office:value-type="float" office:value="903">
            <text:p>903</text:p>
          </table:table-cell>
          <table:table-cell/>
          <table:table-cell table:formula="of:=ROUNDDOWN([.F65]/[.E65])" office:value-type="float" office:value="21">
            <text:p>21</text:p>
          </table:table-cell>
          <table:table-cell table:formula="of:=[.F65]-[.H65]*[.E65]" office:value-type="float" office:value="0">
            <text:p>0</text:p>
          </table:table-cell>
          <table:table-cell table:number-columns-repeated="2"/>
          <table:table-cell table:formula="of:=[.C65]*(1+[.H65])*[.E65]*[.E65]" office:value-type="float" office:value="488136">
            <text:p>488136</text:p>
          </table:table-cell>
          <table:table-cell/>
          <table:table-cell/>
          <table:table-cell table:formula="of:=[.N65]*70^[.E6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6])" office:value-type="float" office:value="10.9525514531305">
            <text:p>10.9525514531</text:p>
          </table:table-cell>
          <table:table-cell table:formula="of:=ROUNDUP([.B66])" office:value-type="float" office:value="11">
            <text:p>11</text:p>
          </table:table-cell>
          <table:table-cell/>
          <table:table-cell table:formula="of:=[.E65]+1" office:value-type="float" office:value="44">
            <text:p>44</text:p>
          </table:table-cell>
          <table:table-cell table:formula="of:=SUM([.$E$23:.E65])" office:value-type="float" office:value="946">
            <text:p>946</text:p>
          </table:table-cell>
          <table:table-cell/>
          <table:table-cell table:formula="of:=ROUNDDOWN([.F66]/[.E66])" office:value-type="float" office:value="21">
            <text:p>21</text:p>
          </table:table-cell>
          <table:table-cell table:formula="of:=[.F66]-[.H66]*[.E66]" office:value-type="float" office:value="22">
            <text:p>22</text:p>
          </table:table-cell>
          <table:table-cell table:number-columns-repeated="2"/>
          <table:table-cell table:formula="of:=[.C66]*(1+[.H66])*[.E66]*[.E66]" office:value-type="float" office:value="468512">
            <text:p>468512</text:p>
          </table:table-cell>
          <table:table-cell/>
          <table:table-cell/>
          <table:table-cell table:formula="of:=[.N66]*70^[.E6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7])" office:value-type="float" office:value="10.8878924215826">
            <text:p>10.8878924216</text:p>
          </table:table-cell>
          <table:table-cell table:formula="of:=ROUNDUP([.B67])" office:value-type="float" office:value="11">
            <text:p>11</text:p>
          </table:table-cell>
          <table:table-cell/>
          <table:table-cell table:formula="of:=[.E66]+1" office:value-type="float" office:value="45">
            <text:p>45</text:p>
          </table:table-cell>
          <table:table-cell table:formula="of:=SUM([.$E$23:.E66])" office:value-type="float" office:value="990">
            <text:p>990</text:p>
          </table:table-cell>
          <table:table-cell/>
          <table:table-cell table:formula="of:=ROUNDDOWN([.F67]/[.E67])" office:value-type="float" office:value="22">
            <text:p>22</text:p>
          </table:table-cell>
          <table:table-cell table:formula="of:=[.F67]-[.H67]*[.E67]" office:value-type="float" office:value="0">
            <text:p>0</text:p>
          </table:table-cell>
          <table:table-cell table:number-columns-repeated="2"/>
          <table:table-cell table:formula="of:=[.C67]*(1+[.H67])*[.E67]*[.E67]" office:value-type="float" office:value="512325">
            <text:p>512325</text:p>
          </table:table-cell>
          <table:table-cell/>
          <table:table-cell/>
          <table:table-cell table:formula="of:=[.N67]*70^[.E6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8])" office:value-type="float" office:value="10.8253887950696">
            <text:p>10.8253887951</text:p>
          </table:table-cell>
          <table:table-cell table:formula="of:=ROUNDUP([.B68])" office:value-type="float" office:value="11">
            <text:p>11</text:p>
          </table:table-cell>
          <table:table-cell/>
          <table:table-cell table:formula="of:=[.E67]+1" office:value-type="float" office:value="46">
            <text:p>46</text:p>
          </table:table-cell>
          <table:table-cell table:formula="of:=SUM([.$E$23:.E67])" office:value-type="float" office:value="1035">
            <text:p>1035</text:p>
          </table:table-cell>
          <table:table-cell/>
          <table:table-cell table:formula="of:=ROUNDDOWN([.F68]/[.E68])" office:value-type="float" office:value="22">
            <text:p>22</text:p>
          </table:table-cell>
          <table:table-cell table:formula="of:=[.F68]-[.H68]*[.E68]" office:value-type="float" office:value="23">
            <text:p>23</text:p>
          </table:table-cell>
          <table:table-cell table:number-columns-repeated="2"/>
          <table:table-cell table:formula="of:=[.C68]*(1+[.H68])*[.E68]*[.E68]" office:value-type="float" office:value="535348">
            <text:p>535348</text:p>
          </table:table-cell>
          <table:table-cell/>
          <table:table-cell/>
          <table:table-cell table:formula="of:=[.N68]*70^[.E6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69])" office:value-type="float" office:value="10.7649201956528">
            <text:p>10.7649201957</text:p>
          </table:table-cell>
          <table:table-cell table:formula="of:=ROUNDUP([.B69])" office:value-type="float" office:value="11">
            <text:p>11</text:p>
          </table:table-cell>
          <table:table-cell/>
          <table:table-cell table:formula="of:=[.E68]+1" office:value-type="float" office:value="47">
            <text:p>47</text:p>
          </table:table-cell>
          <table:table-cell table:formula="of:=SUM([.$E$23:.E68])" office:value-type="float" office:value="1081">
            <text:p>1081</text:p>
          </table:table-cell>
          <table:table-cell/>
          <table:table-cell table:formula="of:=ROUNDDOWN([.F69]/[.E69])" office:value-type="float" office:value="23">
            <text:p>23</text:p>
          </table:table-cell>
          <table:table-cell table:formula="of:=[.F69]-[.H69]*[.E69]" office:value-type="float" office:value="0">
            <text:p>0</text:p>
          </table:table-cell>
          <table:table-cell table:number-columns-repeated="2"/>
          <table:table-cell table:formula="of:=[.C69]*(1+[.H69])*[.E69]*[.E69]" office:value-type="float" office:value="583176">
            <text:p>583176</text:p>
          </table:table-cell>
          <table:table-cell/>
          <table:table-cell/>
          <table:table-cell table:formula="of:=[.N69]*70^[.E6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0])" office:value-type="float" office:value="10.7063755039092">
            <text:p>10.7063755039</text:p>
          </table:table-cell>
          <table:table-cell table:formula="of:=ROUNDUP([.B70])" office:value-type="float" office:value="11">
            <text:p>11</text:p>
          </table:table-cell>
          <table:table-cell/>
          <table:table-cell table:formula="of:=[.E69]+1" office:value-type="float" office:value="48">
            <text:p>48</text:p>
          </table:table-cell>
          <table:table-cell table:formula="of:=SUM([.$E$23:.E69])" office:value-type="float" office:value="1128">
            <text:p>1128</text:p>
          </table:table-cell>
          <table:table-cell/>
          <table:table-cell table:formula="of:=ROUNDDOWN([.F70]/[.E70])" office:value-type="float" office:value="23">
            <text:p>23</text:p>
          </table:table-cell>
          <table:table-cell table:formula="of:=[.F70]-[.H70]*[.E70]" office:value-type="float" office:value="24">
            <text:p>24</text:p>
          </table:table-cell>
          <table:table-cell table:number-columns-repeated="2"/>
          <table:table-cell table:formula="of:=[.C70]*(1+[.H70])*[.E70]*[.E70]" office:value-type="float" office:value="608256">
            <text:p>608256</text:p>
          </table:table-cell>
          <table:table-cell/>
          <table:table-cell/>
          <table:table-cell table:formula="of:=[.N70]*70^[.E7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1])" office:value-type="float" office:value="10.6496519620944">
            <text:p>10.6496519621</text:p>
          </table:table-cell>
          <table:table-cell table:formula="of:=ROUNDUP([.B71])" office:value-type="float" office:value="11">
            <text:p>11</text:p>
          </table:table-cell>
          <table:table-cell/>
          <table:table-cell table:formula="of:=[.E70]+1" office:value-type="float" office:value="49">
            <text:p>49</text:p>
          </table:table-cell>
          <table:table-cell table:formula="of:=SUM([.$E$23:.E70])" office:value-type="float" office:value="1176">
            <text:p>1176</text:p>
          </table:table-cell>
          <table:table-cell/>
          <table:table-cell table:formula="of:=ROUNDDOWN([.F71]/[.E71])" office:value-type="float" office:value="24">
            <text:p>24</text:p>
          </table:table-cell>
          <table:table-cell table:formula="of:=[.F71]-[.H71]*[.E71]" office:value-type="float" office:value="0">
            <text:p>0</text:p>
          </table:table-cell>
          <table:table-cell table:number-columns-repeated="2"/>
          <table:table-cell table:formula="of:=[.C71]*(1+[.H71])*[.E71]*[.E71]" office:value-type="float" office:value="660275">
            <text:p>660275</text:p>
          </table:table-cell>
          <table:table-cell/>
          <table:table-cell/>
          <table:table-cell table:formula="of:=[.N71]*70^[.E7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2])" office:value-type="float" office:value="10.59465438122">
            <text:p>10.5946543812</text:p>
          </table:table-cell>
          <table:table-cell table:formula="of:=ROUNDUP([.B72])" office:value-type="float" office:value="11">
            <text:p>11</text:p>
          </table:table-cell>
          <table:table-cell/>
          <table:table-cell table:formula="of:=[.E71]+1" office:value-type="float" office:value="50">
            <text:p>50</text:p>
          </table:table-cell>
          <table:table-cell table:formula="of:=SUM([.$E$23:.E71])" office:value-type="float" office:value="1225">
            <text:p>1225</text:p>
          </table:table-cell>
          <table:table-cell/>
          <table:table-cell table:formula="of:=ROUNDDOWN([.F72]/[.E72])" office:value-type="float" office:value="24">
            <text:p>24</text:p>
          </table:table-cell>
          <table:table-cell table:formula="of:=[.F72]-[.H72]*[.E72]" office:value-type="float" office:value="25">
            <text:p>25</text:p>
          </table:table-cell>
          <table:table-cell table:number-columns-repeated="2"/>
          <table:table-cell table:formula="of:=[.C72]*(1+[.H72])*[.E72]*[.E72]" office:value-type="float" office:value="687500">
            <text:p>687500</text:p>
          </table:table-cell>
          <table:table-cell/>
          <table:table-cell/>
          <table:table-cell table:formula="of:=[.N72]*70^[.E7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3])" office:value-type="float" office:value="10.5412944381196">
            <text:p>10.5412944381</text:p>
          </table:table-cell>
          <table:table-cell table:formula="of:=ROUNDUP([.B73])" office:value-type="float" office:value="11">
            <text:p>11</text:p>
          </table:table-cell>
          <table:table-cell/>
          <table:table-cell table:formula="of:=[.E72]+1" office:value-type="float" office:value="51">
            <text:p>51</text:p>
          </table:table-cell>
          <table:table-cell table:formula="of:=SUM([.$E$23:.E72])" office:value-type="float" office:value="1275">
            <text:p>1275</text:p>
          </table:table-cell>
          <table:table-cell/>
          <table:table-cell table:formula="of:=ROUNDDOWN([.F73]/[.E73])" office:value-type="float" office:value="25">
            <text:p>25</text:p>
          </table:table-cell>
          <table:table-cell table:formula="of:=[.F73]-[.H73]*[.E73]" office:value-type="float" office:value="0">
            <text:p>0</text:p>
          </table:table-cell>
          <table:table-cell table:number-columns-repeated="2"/>
          <table:table-cell table:formula="of:=[.C73]*(1+[.H73])*[.E73]*[.E73]" office:value-type="float" office:value="743886">
            <text:p>743886</text:p>
          </table:table-cell>
          <table:table-cell/>
          <table:table-cell/>
          <table:table-cell table:formula="of:=[.N73]*70^[.E7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4])" office:value-type="float" office:value="10.4894900506853">
            <text:p>10.4894900507</text:p>
          </table:table-cell>
          <table:table-cell table:formula="of:=ROUNDUP([.B74])" office:value-type="float" office:value="11">
            <text:p>11</text:p>
          </table:table-cell>
          <table:table-cell/>
          <table:table-cell table:formula="of:=[.E73]+1" office:value-type="float" office:value="52">
            <text:p>52</text:p>
          </table:table-cell>
          <table:table-cell table:formula="of:=SUM([.$E$23:.E73])" office:value-type="float" office:value="1326">
            <text:p>1326</text:p>
          </table:table-cell>
          <table:table-cell/>
          <table:table-cell table:formula="of:=ROUNDDOWN([.F74]/[.E74])" office:value-type="float" office:value="25">
            <text:p>25</text:p>
          </table:table-cell>
          <table:table-cell table:formula="of:=[.F74]-[.H74]*[.E74]" office:value-type="float" office:value="26">
            <text:p>26</text:p>
          </table:table-cell>
          <table:table-cell table:number-columns-repeated="2"/>
          <table:table-cell table:formula="of:=[.C74]*(1+[.H74])*[.E74]*[.E74]" office:value-type="float" office:value="773344">
            <text:p>773344</text:p>
          </table:table-cell>
          <table:table-cell/>
          <table:table-cell/>
          <table:table-cell table:formula="of:=[.N74]*70^[.E7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5])" office:value-type="float" office:value="10.4391648212113">
            <text:p>10.4391648212</text:p>
          </table:table-cell>
          <table:table-cell table:formula="of:=ROUNDUP([.B75])" office:value-type="float" office:value="11">
            <text:p>11</text:p>
          </table:table-cell>
          <table:table-cell/>
          <table:table-cell table:formula="of:=[.E74]+1" office:value-type="float" office:value="53">
            <text:p>53</text:p>
          </table:table-cell>
          <table:table-cell table:formula="of:=SUM([.$E$23:.E74])" office:value-type="float" office:value="1378">
            <text:p>1378</text:p>
          </table:table-cell>
          <table:table-cell/>
          <table:table-cell table:formula="of:=ROUNDDOWN([.F75]/[.E75])" office:value-type="float" office:value="26">
            <text:p>26</text:p>
          </table:table-cell>
          <table:table-cell table:formula="of:=[.F75]-[.H75]*[.E75]" office:value-type="float" office:value="0">
            <text:p>0</text:p>
          </table:table-cell>
          <table:table-cell table:number-columns-repeated="2"/>
          <table:table-cell table:formula="of:=[.C75]*(1+[.H75])*[.E75]*[.E75]" office:value-type="float" office:value="834273">
            <text:p>834273</text:p>
          </table:table-cell>
          <table:table-cell/>
          <table:table-cell/>
          <table:table-cell table:formula="of:=[.N75]*70^[.E7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6])" office:value-type="float" office:value="10.3902475392427">
            <text:p>10.3902475392</text:p>
          </table:table-cell>
          <table:table-cell table:formula="of:=ROUNDUP([.B76])" office:value-type="float" office:value="11">
            <text:p>11</text:p>
          </table:table-cell>
          <table:table-cell/>
          <table:table-cell table:formula="of:=[.E75]+1" office:value-type="float" office:value="54">
            <text:p>54</text:p>
          </table:table-cell>
          <table:table-cell table:formula="of:=SUM([.$E$23:.E75])" office:value-type="float" office:value="1431">
            <text:p>1431</text:p>
          </table:table-cell>
          <table:table-cell/>
          <table:table-cell table:formula="of:=ROUNDDOWN([.F76]/[.E76])" office:value-type="float" office:value="26">
            <text:p>26</text:p>
          </table:table-cell>
          <table:table-cell table:formula="of:=[.F76]-[.H76]*[.E76]" office:value-type="float" office:value="27">
            <text:p>27</text:p>
          </table:table-cell>
          <table:table-cell table:number-columns-repeated="2"/>
          <table:table-cell table:formula="of:=[.C76]*(1+[.H76])*[.E76]*[.E76]" office:value-type="float" office:value="866052">
            <text:p>866052</text:p>
          </table:table-cell>
          <table:table-cell/>
          <table:table-cell/>
          <table:table-cell table:formula="of:=[.N76]*70^[.E7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7])" office:value-type="float" office:value="10.3426717365625">
            <text:p>10.3426717366</text:p>
          </table:table-cell>
          <table:table-cell table:formula="of:=ROUNDUP([.B77])" office:value-type="float" office:value="11">
            <text:p>11</text:p>
          </table:table-cell>
          <table:table-cell/>
          <table:table-cell table:formula="of:=[.E76]+1" office:value-type="float" office:value="55">
            <text:p>55</text:p>
          </table:table-cell>
          <table:table-cell table:formula="of:=SUM([.$E$23:.E76])" office:value-type="float" office:value="1485">
            <text:p>1485</text:p>
          </table:table-cell>
          <table:table-cell/>
          <table:table-cell table:formula="of:=ROUNDDOWN([.F77]/[.E77])" office:value-type="float" office:value="27">
            <text:p>27</text:p>
          </table:table-cell>
          <table:table-cell table:formula="of:=[.F77]-[.H77]*[.E77]" office:value-type="float" office:value="0">
            <text:p>0</text:p>
          </table:table-cell>
          <table:table-cell table:number-columns-repeated="2"/>
          <table:table-cell table:formula="of:=[.C77]*(1+[.H77])*[.E77]*[.E77]" office:value-type="float" office:value="931700">
            <text:p>931700</text:p>
          </table:table-cell>
          <table:table-cell/>
          <table:table-cell/>
          <table:table-cell table:formula="of:=[.N77]*70^[.E7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8])" office:value-type="float" office:value="10.2963752879748">
            <text:p>10.296375288</text:p>
          </table:table-cell>
          <table:table-cell table:formula="of:=ROUNDUP([.B78])" office:value-type="float" office:value="11">
            <text:p>11</text:p>
          </table:table-cell>
          <table:table-cell/>
          <table:table-cell table:formula="of:=[.E77]+1" office:value-type="float" office:value="56">
            <text:p>56</text:p>
          </table:table-cell>
          <table:table-cell table:formula="of:=SUM([.$E$23:.E77])" office:value-type="float" office:value="1540">
            <text:p>1540</text:p>
          </table:table-cell>
          <table:table-cell/>
          <table:table-cell table:formula="of:=ROUNDDOWN([.F78]/[.E78])" office:value-type="float" office:value="27">
            <text:p>27</text:p>
          </table:table-cell>
          <table:table-cell table:formula="of:=[.F78]-[.H78]*[.E78]" office:value-type="float" office:value="28">
            <text:p>28</text:p>
          </table:table-cell>
          <table:table-cell table:number-columns-repeated="2"/>
          <table:table-cell table:formula="of:=[.C78]*(1+[.H78])*[.E78]*[.E78]" office:value-type="float" office:value="965888">
            <text:p>965888</text:p>
          </table:table-cell>
          <table:table-cell/>
          <table:table-cell/>
          <table:table-cell table:formula="of:=[.N78]*70^[.E7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79])" office:value-type="float" office:value="10.2513000524209">
            <text:p>10.2513000524</text:p>
          </table:table-cell>
          <table:table-cell table:formula="of:=ROUNDUP([.B79])" office:value-type="float" office:value="11">
            <text:p>11</text:p>
          </table:table-cell>
          <table:table-cell/>
          <table:table-cell table:formula="of:=[.E78]+1" office:value-type="float" office:value="57">
            <text:p>57</text:p>
          </table:table-cell>
          <table:table-cell table:formula="of:=SUM([.$E$23:.E78])" office:value-type="float" office:value="1596">
            <text:p>1596</text:p>
          </table:table-cell>
          <table:table-cell/>
          <table:table-cell table:formula="of:=ROUNDDOWN([.F79]/[.E79])" office:value-type="float" office:value="28">
            <text:p>28</text:p>
          </table:table-cell>
          <table:table-cell table:formula="of:=[.F79]-[.H79]*[.E79]" office:value-type="float" office:value="0">
            <text:p>0</text:p>
          </table:table-cell>
          <table:table-cell table:number-columns-repeated="2"/>
          <table:table-cell table:formula="of:=[.C79]*(1+[.H79])*[.E79]*[.E79]" office:value-type="float" office:value="1036431">
            <text:p>1036431</text:p>
          </table:table-cell>
          <table:table-cell/>
          <table:table-cell/>
          <table:table-cell table:formula="of:=[.N79]*70^[.E7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0])" office:value-type="float" office:value="10.2073915497007">
            <text:p>10.2073915497</text:p>
          </table:table-cell>
          <table:table-cell table:formula="of:=ROUNDUP([.B80])" office:value-type="float" office:value="11">
            <text:p>11</text:p>
          </table:table-cell>
          <table:table-cell/>
          <table:table-cell table:formula="of:=[.E79]+1" office:value-type="float" office:value="58">
            <text:p>58</text:p>
          </table:table-cell>
          <table:table-cell table:formula="of:=SUM([.$E$23:.E79])" office:value-type="float" office:value="1653">
            <text:p>1653</text:p>
          </table:table-cell>
          <table:table-cell/>
          <table:table-cell table:formula="of:=ROUNDDOWN([.F80]/[.E80])" office:value-type="float" office:value="28">
            <text:p>28</text:p>
          </table:table-cell>
          <table:table-cell table:formula="of:=[.F80]-[.H80]*[.E80]" office:value-type="float" office:value="29">
            <text:p>29</text:p>
          </table:table-cell>
          <table:table-cell table:number-columns-repeated="2"/>
          <table:table-cell table:formula="of:=[.C80]*(1+[.H80])*[.E80]*[.E80]" office:value-type="float" office:value="1073116">
            <text:p>1073116</text:p>
          </table:table-cell>
          <table:table-cell/>
          <table:table-cell/>
          <table:table-cell table:formula="of:=[.N80]*70^[.E8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1])" office:value-type="float" office:value="10.1645986686986">
            <text:p>10.1645986687</text:p>
          </table:table-cell>
          <table:table-cell table:formula="of:=ROUNDUP([.B81])" office:value-type="float" office:value="11">
            <text:p>11</text:p>
          </table:table-cell>
          <table:table-cell/>
          <table:table-cell table:formula="of:=[.E80]+1" office:value-type="float" office:value="59">
            <text:p>59</text:p>
          </table:table-cell>
          <table:table-cell table:formula="of:=SUM([.$E$23:.E80])" office:value-type="float" office:value="1711">
            <text:p>1711</text:p>
          </table:table-cell>
          <table:table-cell/>
          <table:table-cell table:formula="of:=ROUNDDOWN([.F81]/[.E81])" office:value-type="float" office:value="29">
            <text:p>29</text:p>
          </table:table-cell>
          <table:table-cell table:formula="of:=[.F81]-[.H81]*[.E81]" office:value-type="float" office:value="0">
            <text:p>0</text:p>
          </table:table-cell>
          <table:table-cell table:number-columns-repeated="2"/>
          <table:table-cell table:formula="of:=[.C81]*(1+[.H81])*[.E81]*[.E81]" office:value-type="float" office:value="1148730">
            <text:p>1148730</text:p>
          </table:table-cell>
          <table:table-cell/>
          <table:table-cell/>
          <table:table-cell table:formula="of:=[.N81]*70^[.E8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2])" office:value-type="float" office:value="10.1228734035513">
            <text:p>10.1228734036</text:p>
          </table:table-cell>
          <table:table-cell table:formula="of:=ROUNDUP([.B82])" office:value-type="float" office:value="11">
            <text:p>11</text:p>
          </table:table-cell>
          <table:table-cell/>
          <table:table-cell table:formula="of:=[.E81]+1" office:value-type="float" office:value="60">
            <text:p>60</text:p>
          </table:table-cell>
          <table:table-cell table:formula="of:=SUM([.$E$23:.E81])" office:value-type="float" office:value="1770">
            <text:p>1770</text:p>
          </table:table-cell>
          <table:table-cell/>
          <table:table-cell table:formula="of:=ROUNDDOWN([.F82]/[.E82])" office:value-type="float" office:value="29">
            <text:p>29</text:p>
          </table:table-cell>
          <table:table-cell table:formula="of:=[.F82]-[.H82]*[.E82]" office:value-type="float" office:value="30">
            <text:p>30</text:p>
          </table:table-cell>
          <table:table-cell table:number-columns-repeated="2"/>
          <table:table-cell table:formula="of:=[.C82]*(1+[.H82])*[.E82]*[.E82]" office:value-type="float" office:value="1188000">
            <text:p>1188000</text:p>
          </table:table-cell>
          <table:table-cell/>
          <table:table-cell/>
          <table:table-cell table:formula="of:=[.N82]*70^[.E8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3])" office:value-type="float" office:value="10.082170614648">
            <text:p>10.0821706146</text:p>
          </table:table-cell>
          <table:table-cell table:formula="of:=ROUNDUP([.B83])" office:value-type="float" office:value="11">
            <text:p>11</text:p>
          </table:table-cell>
          <table:table-cell/>
          <table:table-cell table:formula="of:=[.E82]+1" office:value-type="float" office:value="61">
            <text:p>61</text:p>
          </table:table-cell>
          <table:table-cell table:formula="of:=SUM([.$E$23:.E82])" office:value-type="float" office:value="1830">
            <text:p>1830</text:p>
          </table:table-cell>
          <table:table-cell/>
          <table:table-cell table:formula="of:=ROUNDDOWN([.F83]/[.E83])" office:value-type="float" office:value="30">
            <text:p>30</text:p>
          </table:table-cell>
          <table:table-cell table:formula="of:=[.F83]-[.H83]*[.E83]" office:value-type="float" office:value="0">
            <text:p>0</text:p>
          </table:table-cell>
          <table:table-cell table:number-columns-repeated="2"/>
          <table:table-cell table:formula="of:=[.C83]*(1+[.H83])*[.E83]*[.E83]" office:value-type="float" office:value="1268861">
            <text:p>1268861</text:p>
          </table:table-cell>
          <table:table-cell/>
          <table:table-cell/>
          <table:table-cell table:formula="of:=[.N83]*70^[.E8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4])" office:value-type="float" office:value="10.0424478117497">
            <text:p>10.0424478117</text:p>
          </table:table-cell>
          <table:table-cell table:formula="of:=ROUNDUP([.B84])" office:value-type="float" office:value="11">
            <text:p>11</text:p>
          </table:table-cell>
          <table:table-cell/>
          <table:table-cell table:formula="of:=[.E83]+1" office:value-type="float" office:value="62">
            <text:p>62</text:p>
          </table:table-cell>
          <table:table-cell table:formula="of:=SUM([.$E$23:.E83])" office:value-type="float" office:value="1891">
            <text:p>1891</text:p>
          </table:table-cell>
          <table:table-cell/>
          <table:table-cell table:formula="of:=ROUNDDOWN([.F84]/[.E84])" office:value-type="float" office:value="30">
            <text:p>30</text:p>
          </table:table-cell>
          <table:table-cell table:formula="of:=[.F84]-[.H84]*[.E84]" office:value-type="float" office:value="31">
            <text:p>31</text:p>
          </table:table-cell>
          <table:table-cell table:number-columns-repeated="2"/>
          <table:table-cell table:formula="of:=[.C84]*(1+[.H84])*[.E84]*[.E84]" office:value-type="float" office:value="1310804">
            <text:p>1310804</text:p>
          </table:table-cell>
          <table:table-cell/>
          <table:table-cell/>
          <table:table-cell table:formula="of:=[.N84]*70^[.E8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5])" office:value-type="float" office:value="10.0036649568455">
            <text:p>10.0036649568</text:p>
          </table:table-cell>
          <table:table-cell table:formula="of:=ROUNDUP([.B85])" office:value-type="float" office:value="11">
            <text:p>11</text:p>
          </table:table-cell>
          <table:table-cell/>
          <table:table-cell table:formula="of:=[.E84]+1" office:value-type="float" office:value="63">
            <text:p>63</text:p>
          </table:table-cell>
          <table:table-cell table:formula="of:=SUM([.$E$23:.E84])" office:value-type="float" office:value="1953">
            <text:p>1953</text:p>
          </table:table-cell>
          <table:table-cell/>
          <table:table-cell table:formula="of:=ROUNDDOWN([.F85]/[.E85])" office:value-type="float" office:value="31">
            <text:p>31</text:p>
          </table:table-cell>
          <table:table-cell table:formula="of:=[.F85]-[.H85]*[.E85]" office:value-type="float" office:value="0">
            <text:p>0</text:p>
          </table:table-cell>
          <table:table-cell table:number-columns-repeated="2"/>
          <table:table-cell table:formula="of:=[.C85]*(1+[.H85])*[.E85]*[.E85]" office:value-type="float" office:value="1397088">
            <text:p>1397088</text:p>
          </table:table-cell>
          <table:table-cell/>
          <table:table-cell/>
          <table:table-cell table:formula="of:=[.N85]*70^[.E8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6])" office:value-type="float" office:value="9.96578428466209">
            <text:p>9.9657842847</text:p>
          </table:table-cell>
          <table:table-cell table:formula="of:=ROUNDUP([.B86])" office:value-type="float" office:value="10">
            <text:p>10</text:p>
          </table:table-cell>
          <table:table-cell/>
          <table:table-cell table:formula="of:=[.E85]+1" office:value-type="float" office:value="64">
            <text:p>64</text:p>
          </table:table-cell>
          <table:table-cell table:formula="of:=SUM([.$E$23:.E85])" office:value-type="float" office:value="2016">
            <text:p>2016</text:p>
          </table:table-cell>
          <table:table-cell/>
          <table:table-cell table:formula="of:=ROUNDDOWN([.F86]/[.E86])" office:value-type="float" office:value="31">
            <text:p>31</text:p>
          </table:table-cell>
          <table:table-cell table:formula="of:=[.F86]-[.H86]*[.E86]" office:value-type="float" office:value="32">
            <text:p>32</text:p>
          </table:table-cell>
          <table:table-cell table:number-columns-repeated="2"/>
          <table:table-cell table:formula="of:=[.C86]*(1+[.H86])*[.E86]*[.E86]" office:value-type="float" office:value="1310720">
            <text:p>1310720</text:p>
          </table:table-cell>
          <table:table-cell/>
          <table:table-cell/>
          <table:table-cell table:formula="of:=[.N86]*70^[.E8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7])" office:value-type="float" office:value="9.92877013898354">
            <text:p>9.928770139</text:p>
          </table:table-cell>
          <table:table-cell table:formula="of:=ROUNDUP([.B87])" office:value-type="float" office:value="10">
            <text:p>10</text:p>
          </table:table-cell>
          <table:table-cell/>
          <table:table-cell table:formula="of:=[.E86]+1" office:value-type="float" office:value="65">
            <text:p>65</text:p>
          </table:table-cell>
          <table:table-cell table:formula="of:=SUM([.$E$23:.E86])" office:value-type="float" office:value="2080">
            <text:p>2080</text:p>
          </table:table-cell>
          <table:table-cell/>
          <table:table-cell table:formula="of:=ROUNDDOWN([.F87]/[.E87])" office:value-type="float" office:value="32">
            <text:p>32</text:p>
          </table:table-cell>
          <table:table-cell table:formula="of:=[.F87]-[.H87]*[.E87]" office:value-type="float" office:value="0">
            <text:p>0</text:p>
          </table:table-cell>
          <table:table-cell table:number-columns-repeated="2"/>
          <table:table-cell table:formula="of:=[.C87]*(1+[.H87])*[.E87]*[.E87]" office:value-type="float" office:value="1394250">
            <text:p>1394250</text:p>
          </table:table-cell>
          <table:table-cell/>
          <table:table-cell/>
          <table:table-cell table:formula="of:=[.N87]*70^[.E8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8])" office:value-type="float" office:value="9.89258882316547">
            <text:p>9.8925888232</text:p>
          </table:table-cell>
          <table:table-cell table:formula="of:=ROUNDUP([.B88])" office:value-type="float" office:value="10">
            <text:p>10</text:p>
          </table:table-cell>
          <table:table-cell/>
          <table:table-cell table:formula="of:=[.E87]+1" office:value-type="float" office:value="66">
            <text:p>66</text:p>
          </table:table-cell>
          <table:table-cell table:formula="of:=SUM([.$E$23:.E87])" office:value-type="float" office:value="2145">
            <text:p>2145</text:p>
          </table:table-cell>
          <table:table-cell/>
          <table:table-cell table:formula="of:=ROUNDDOWN([.F88]/[.E88])" office:value-type="float" office:value="32">
            <text:p>32</text:p>
          </table:table-cell>
          <table:table-cell table:formula="of:=[.F88]-[.H88]*[.E88]" office:value-type="float" office:value="33">
            <text:p>33</text:p>
          </table:table-cell>
          <table:table-cell table:number-columns-repeated="2"/>
          <table:table-cell table:formula="of:=[.C88]*(1+[.H88])*[.E88]*[.E88]" office:value-type="float" office:value="1437480">
            <text:p>1437480</text:p>
          </table:table-cell>
          <table:table-cell/>
          <table:table-cell/>
          <table:table-cell table:formula="of:=[.N88]*70^[.E8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89])" office:value-type="float" office:value="9.85720846340872">
            <text:p>9.8572084634</text:p>
          </table:table-cell>
          <table:table-cell table:formula="of:=ROUNDUP([.B89])" office:value-type="float" office:value="10">
            <text:p>10</text:p>
          </table:table-cell>
          <table:table-cell/>
          <table:table-cell table:formula="of:=[.E88]+1" office:value-type="float" office:value="67">
            <text:p>67</text:p>
          </table:table-cell>
          <table:table-cell table:formula="of:=SUM([.$E$23:.E88])" office:value-type="float" office:value="2211">
            <text:p>2211</text:p>
          </table:table-cell>
          <table:table-cell/>
          <table:table-cell table:formula="of:=ROUNDDOWN([.F89]/[.E89])" office:value-type="float" office:value="33">
            <text:p>33</text:p>
          </table:table-cell>
          <table:table-cell table:formula="of:=[.F89]-[.H89]*[.E89]" office:value-type="float" office:value="0">
            <text:p>0</text:p>
          </table:table-cell>
          <table:table-cell table:number-columns-repeated="2"/>
          <table:table-cell table:formula="of:=[.C89]*(1+[.H89])*[.E89]*[.E89]" office:value-type="float" office:value="1526260">
            <text:p>1526260</text:p>
          </table:table-cell>
          <table:table-cell/>
          <table:table-cell/>
          <table:table-cell table:formula="of:=[.N89]*70^[.E8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90])" office:value-type="float" office:value="9.82259888352615">
            <text:p>9.8225988835</text:p>
          </table:table-cell>
          <table:table-cell table:formula="of:=ROUNDUP([.B90])" office:value-type="float" office:value="10">
            <text:p>10</text:p>
          </table:table-cell>
          <table:table-cell/>
          <table:table-cell table:formula="of:=[.E89]+1" office:value-type="float" office:value="68">
            <text:p>68</text:p>
          </table:table-cell>
          <table:table-cell table:formula="of:=SUM([.$E$23:.E89])" office:value-type="float" office:value="2278">
            <text:p>2278</text:p>
          </table:table-cell>
          <table:table-cell/>
          <table:table-cell table:formula="of:=ROUNDDOWN([.F90]/[.E90])" office:value-type="float" office:value="33">
            <text:p>33</text:p>
          </table:table-cell>
          <table:table-cell table:formula="of:=[.F90]-[.H90]*[.E90]" office:value-type="float" office:value="34">
            <text:p>34</text:p>
          </table:table-cell>
          <table:table-cell table:number-columns-repeated="2"/>
          <table:table-cell table:formula="of:=[.C90]*(1+[.H90])*[.E90]*[.E90]" office:value-type="float" office:value="1572160">
            <text:p>1572160</text:p>
          </table:table-cell>
          <table:table-cell/>
          <table:table-cell/>
          <table:table-cell table:formula="of:=[.N90]*70^[.E9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91])" office:value-type="float" office:value="9.78873149007742">
            <text:p>9.7887314901</text:p>
          </table:table-cell>
          <table:table-cell table:formula="of:=ROUNDUP([.B91])" office:value-type="float" office:value="10">
            <text:p>10</text:p>
          </table:table-cell>
          <table:table-cell/>
          <table:table-cell table:formula="of:=[.E90]+1" office:value-type="float" office:value="69">
            <text:p>69</text:p>
          </table:table-cell>
          <table:table-cell table:formula="of:=SUM([.$E$23:.E90])" office:value-type="float" office:value="2346">
            <text:p>2346</text:p>
          </table:table-cell>
          <table:table-cell/>
          <table:table-cell table:formula="of:=ROUNDDOWN([.F91]/[.E91])" office:value-type="float" office:value="34">
            <text:p>34</text:p>
          </table:table-cell>
          <table:table-cell table:formula="of:=[.F91]-[.H91]*[.E91]" office:value-type="float" office:value="0">
            <text:p>0</text:p>
          </table:table-cell>
          <table:table-cell table:number-columns-repeated="2"/>
          <table:table-cell table:formula="of:=[.C91]*(1+[.H91])*[.E91]*[.E91]" office:value-type="float" office:value="1666350">
            <text:p>1666350</text:p>
          </table:table-cell>
          <table:table-cell/>
          <table:table-cell/>
          <table:table-cell table:formula="of:=[.N91]*70^[.E9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LOG([.$A$4];[.E92])" office:value-type="float" office:value="9.7555791668723">
            <text:p>9.7555791669</text:p>
          </table:table-cell>
          <table:table-cell table:formula="of:=ROUNDUP([.B92])" office:value-type="float" office:value="10">
            <text:p>10</text:p>
          </table:table-cell>
          <table:table-cell/>
          <table:table-cell table:formula="of:=[.E91]+1" office:value-type="float" office:value="70">
            <text:p>70</text:p>
          </table:table-cell>
          <table:table-cell table:formula="of:=SUM([.$E$23:.E91])" office:value-type="float" office:value="2415">
            <text:p>2415</text:p>
          </table:table-cell>
          <table:table-cell/>
          <table:table-cell table:formula="of:=ROUNDDOWN([.F92]/[.E92])" office:value-type="float" office:value="34">
            <text:p>34</text:p>
          </table:table-cell>
          <table:table-cell table:formula="of:=[.F92]-[.H92]*[.E92]" office:value-type="float" office:value="35">
            <text:p>35</text:p>
          </table:table-cell>
          <table:table-cell table:number-columns-repeated="2"/>
          <table:table-cell table:formula="of:=[.C92]*(1+[.H92])*[.E92]*[.E92]" office:value-type="float" office:value="1715000">
            <text:p>1715000</text:p>
          </table:table-cell>
          <table:table-cell/>
          <table:table-cell/>
          <table:table-cell table:formula="of:=[.N92]*70^[.E92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[.L92]*8" office:value-type="float" office:value="13720000">
            <text:p>13720000</text:p>
          </table:table-cell>
          <table:table-cell table:number-columns-repeated="2"/>
          <table:table-cell table:formula="of:=SUM([.O22:.O92])" office:value-type="float" office:value="1E+018">
            <text:p>100000000000000000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L94]/1024" office:value-type="float" office:value="13398.4375">
            <text:p>13398.437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95]/1024" office:value-type="float" office:value="13.0844116210938">
            <text:p>13.084411621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formula="of:=35*70" office:value-type="float" office:value="2450">
            <text:p>2450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12/03/2012</text:date>, <text:time>08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0:46:05.89</meta:creation-date>
    <dc:date>2012-12-03T08:50:01</dc:date>
    <meta:editing-duration>PT9H57M56S</meta:editing-duration>
    <meta:editing-cycles>3</meta:editing-cycles>
    <meta:generator>OpenOffice.org/3.4.1$Win32 OpenOffice.org_project/341m1$Build-9593</meta:generator>
    <meta:document-statistic meta:table-count="3" meta:cell-count="832" meta:object-count="0"/>
  </office:meta>
</office:document-meta>
</file>